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09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283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512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1.1673in" fo:break-before="auto" style:use-optimal-row-height="true"/>
    </style:style>
    <style:style style:name="ro7" style:family="table-row">
      <style:table-row-properties style:row-height="1.0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Genetic" table:style-name="ta1">
        <table:shapes>
          <draw:frame draw:z-index="0" draw:style-name="gr1" draw:text-style-name="P1" svg:width="11.9228in" svg:height="3.785in" svg:x="0.7394in" svg:y="5.2945in">
            <draw:object draw:notify-on-update-of-ranges="1_Genetic.C5:1_Genetic.C32 1_Genetic.D2:1_Genetic.D4 1_Genetic.D5:1_Genetic.D32 1_Genetic.E2:1_Genetic.E4 1_Genetic.E5:1_Genetic.E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8661in" svg:height="3.5409in" svg:x="0.8531in" svg:y="9.4626in">
            <draw:object draw:notify-on-update-of-ranges="1_Genetic.C5:1_Genetic.C32 1_Genetic.F2:1_Genetic.F4 1_Genetic.F5:1_Genetic.F32 1_Genetic.G2:1_Genetic.G4 1_Genetic.G5:1_Genetic.G32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1: Genetic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Desvio padrão de tempo(s)</text:p>
          </table:table-cell>
          <table:table-cell table:style-name="ce2" office:value-type="string" calcext:value-type="string">
            <text:p>Performace de disco (MB/s)</text:p>
          </table:table-cell>
          <table:table-cell table:style-name="ce2" office:value-type="string" calcext:value-type="string">
            <text:p>Desvio padrão(MB/s)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float" office:value="84.6419" calcext:value-type="float">
            <text:p>84.6419</text:p>
          </table:table-cell>
          <table:table-cell table:style-name="ce2" office:value-type="float" office:value="5.316391873" calcext:value-type="float">
            <text:p>5.316391873</text:p>
          </table:table-cell>
          <table:table-cell table:style-name="ce2" office:value-type="float" office:value="78.3022" calcext:value-type="float">
            <text:p>78.3022</text:p>
          </table:table-cell>
          <table:table-cell table:style-name="ce2" office:value-type="float" office:value="14.17102867" calcext:value-type="float">
            <text:p>14.1710286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float" office:value="48.8472" calcext:value-type="float">
            <text:p>48.8472</text:p>
          </table:table-cell>
          <table:table-cell table:style-name="ce2" office:value-type="float" office:value="3.993094562" calcext:value-type="float">
            <text:p>3.993094562</text:p>
          </table:table-cell>
          <table:table-cell table:style-name="ce2" office:value-type="float" office:value="25.6797" calcext:value-type="float">
            <text:p>25.6797</text:p>
          </table:table-cell>
          <table:table-cell table:style-name="ce2" office:value-type="float" office:value="1.921797425" calcext:value-type="float">
            <text:p>1.9217974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float" office:value="59.3755" calcext:value-type="float">
            <text:p>59.37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3.61" calcext:value-type="float">
            <text:p>133.61</text:p>
          </table:table-cell>
          <table:table-cell table:style-name="ce2" office:value-type="float" office:value="7.58266" calcext:value-type="float">
            <text:p>7.58266</text:p>
          </table:table-cell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float" office:value="106.4705" calcext:value-type="float">
            <text:p>106.4705</text:p>
          </table:table-cell>
          <table:table-cell table:style-name="ce2" office:value-type="float" office:value="10.04567704" calcext:value-type="float">
            <text:p>10.04567704</text:p>
          </table:table-cell>
          <table:table-cell table:style-name="ce2" office:value-type="float" office:value="41.7085" calcext:value-type="float">
            <text:p>41.7085</text:p>
          </table:table-cell>
          <table:table-cell table:style-name="ce2" office:value-type="float" office:value="15.54739019" calcext:value-type="float">
            <text:p>15.54739019</text:p>
          </table:table-cell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float" office:value="55.9742" calcext:value-type="float">
            <text:p>55.9742</text:p>
          </table:table-cell>
          <table:table-cell table:style-name="ce2" office:value-type="float" office:value="1.971362011" calcext:value-type="float">
            <text:p>1.971362011</text:p>
          </table:table-cell>
          <table:table-cell table:style-name="ce2" office:value-type="float" office:value="96.9526" calcext:value-type="float">
            <text:p>96.9526</text:p>
          </table:table-cell>
          <table:table-cell table:style-name="ce2" office:value-type="float" office:value="9.182358789" calcext:value-type="float">
            <text:p>9.182358789</text:p>
          </table:table-cell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float" office:value="66.998" calcext:value-type="float">
            <text:p>66.998</text:p>
          </table:table-cell>
          <table:table-cell table:style-name="ce1"/>
          <table:table-cell table:style-name="ce2" office:value-type="float" office:value="84.41" calcext:value-type="float">
            <text:p>84.41</text:p>
          </table:table-cell>
          <table:table-cell table:style-name="ce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17.06" calcext:value-type="float">
            <text:p>17.06</text:p>
          </table:table-cell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float" office:value="54.377" calcext:value-type="float">
            <text:p>54.377</text:p>
          </table:table-cell>
          <table:table-cell table:style-name="ce2" office:value-type="float" office:value="1.583" calcext:value-type="float">
            <text:p>1.583</text:p>
          </table:table-cell>
          <table:table-cell table:style-name="ce2" office:value-type="float" office:value="106.73" calcext:value-type="float">
            <text:p>106.73</text:p>
          </table:table-cell>
          <table:table-cell table:style-name="ce2" office:value-type="float" office:value="12.396" calcext:value-type="float">
            <text:p>12.396</text:p>
          </table:table-cell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float" office:value="68.927" calcext:value-type="float">
            <text:p>68.927</text:p>
          </table:table-cell>
          <table:table-cell table:style-name="ce2" office:value-type="float" office:value="3.229" calcext:value-type="float">
            <text:p>3.229</text:p>
          </table:table-cell>
          <table:table-cell table:style-name="ce2" office:value-type="float" office:value="56.627" calcext:value-type="float">
            <text:p>56.627</text:p>
          </table:table-cell>
          <table:table-cell table:style-name="ce2" office:value-type="float" office:value="4.919" calcext:value-type="float">
            <text:p>4.919</text:p>
          </table:table-cell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float" office:value="568.411" calcext:value-type="float">
            <text:p>568.411</text:p>
          </table:table-cell>
          <table:table-cell table:style-name="ce2" office:value-type="float" office:value="39.121" calcext:value-type="float">
            <text:p>39.121</text:p>
          </table:table-cell>
          <table:table-cell table:style-name="ce2" office:value-type="float" office:value="10.3954" calcext:value-type="float">
            <text:p>10.3954</text:p>
          </table:table-cell>
          <table:table-cell table:style-name="ce2" office:value-type="float" office:value="0.682" calcext:value-type="float">
            <text:p>0.682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float" office:value="62.4327" calcext:value-type="float">
            <text:p>62.4327</text:p>
          </table:table-cell>
          <table:table-cell table:style-name="ce2" office:value-type="float" office:value="1.7125" calcext:value-type="float">
            <text:p>1.7125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2" office:value-type="float" office:value="12.857" calcext:value-type="float">
            <text:p>12.857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float" office:value="78.802" calcext:value-type="float">
            <text:p>78.802</text:p>
          </table:table-cell>
          <table:table-cell table:style-name="ce2" office:value-type="float" office:value="9.577" calcext:value-type="float">
            <text:p>9.577</text:p>
          </table:table-cell>
          <table:table-cell table:style-name="ce2" office:value-type="float" office:value="58.242" calcext:value-type="float">
            <text:p>58.242</text:p>
          </table:table-cell>
          <table:table-cell table:style-name="ce2" office:value-type="float" office:value="19.199" calcext:value-type="float">
            <text:p>19.199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4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4"/>
        </table:table-row>
        <table:table-row table:style-name="ro4" table:number-rows-repeated="96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_ffmpeg" table:style-name="ta1">
        <table:shapes>
          <draw:frame draw:z-index="0" draw:style-name="gr1" draw:text-style-name="P1" svg:width="10.8866in" svg:height="3.5413in" svg:x="0.574in" svg:y="5.4303in">
            <draw:object draw:notify-on-update-of-ranges="2_ffmpeg.C7:2_ffmpeg.D28 2_ffmpeg.E2:2_ffmpeg.E6 2_ffmpeg.E7:2_ffmpeg.E28 2_ffmpeg.F2:2_ffmpeg.F6 2_ffmpeg.F7:2_ffmpeg.F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7618in" svg:height="3.5409in" svg:x="0.2957in" svg:y="9.6059in">
            <draw:object draw:notify-on-update-of-ranges="2_ffmpeg.C7:2_ffmpeg.C28 2_ffmpeg.G2:2_ffmpeg.G6 2_ffmpeg.G7:2_ffmpeg.G28 2_ffmpeg.H2:2_ffmpeg.H6 2_ffmpeg.H7:2_ffmpeg.H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8984in" svg:height="3.5858in" svg:x="0.2728in" svg:y="13.5228in">
            <draw:object draw:notify-on-update-of-ranges="2_ffmpeg.C7:2_ffmpeg.C29 2_ffmpeg.I2:2_ffmpeg.I6 2_ffmpeg.I7:2_ffmpeg.I29 2_ffmpeg.J2:2_ffmpeg.J6 2_ffmpeg.J7:2_ffmpeg.J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4205in" svg:height="3.5413in" svg:x="0.5004in" svg:y="17.6063in">
            <draw:object draw:notify-on-update-of-ranges="2_ffmpeg.C7:2_ffmpeg.C28 2_ffmpeg.K2:2_ffmpeg.K6 2_ffmpeg.K7:2_ffmpeg.K28 2_ffmpeg.L2:2_ffmpeg.L6 2_ffmpeg.L7:2_ffmpeg.L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Grupo 2: ffmpeg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(s)</text:p>
          </table:table-cell>
          <table:table-cell table:style-name="ce2" office:value-type="string" calcext:value-type="string">
            <text:p>DesvPad Tempo(s)</text:p>
          </table:table-cell>
          <table:table-cell table:style-name="ce2" office:value-type="string" calcext:value-type="string">
            <text:p>page-faults:HG</text:p>
          </table:table-cell>
          <table:table-cell table:style-name="ce2" office:value-type="string" calcext:value-type="string">
            <text:p>DesvPad page-fault(s)</text:p>
          </table:table-cell>
          <table:table-cell table:style-name="ce2" office:value-type="string" calcext:value-type="string">
            <text:p>stalled-cycles-frontend:HG</text:p>
          </table:table-cell>
          <table:table-cell table:style-name="ce2" office:value-type="string" calcext:value-type="string">
            <text:p>DesvPad stalled-cycles</text:p>
          </table:table-cell>
          <table:table-cell table:style-name="ce2" office:value-type="string" calcext:value-type="string">
            <text:p>L1-dcache-load-misses:HG</text:p>
          </table:table-cell>
          <table:table-cell table:style-name="ce1" office:value-type="string" calcext:value-type="string">
            <text:p>DesvPad L1-dcahce-load-misses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2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618" calcext:value-type="float">
            <text:p>29618</text:p>
          </table:table-cell>
          <table:table-cell table:style-name="ce2"/>
          <table:table-cell table:style-name="ce2" office:value-type="float" office:value="149800000000" calcext:value-type="float">
            <text:p>149800000000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office:value-type="float" office:value="23770000000" calcext:value-type="float">
            <text:p>23770000000</text:p>
          </table:table-cell>
          <table:table-cell table:style-name="ce1" office:value-type="float" office:value="90000000" calcext:value-type="float">
            <text:p>90000000</text:p>
          </table:table-cell>
          <table:table-cell table:style-name="ce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2.5758" calcext:value-type="float">
            <text:p>32.5758</text:p>
          </table:table-cell>
          <table:table-cell table:style-name="ce2" table:formula="of:=2.05*[.E8]/100" office:value-type="float" office:value="0.6678039" calcext:value-type="float">
            <text:p>0.6678039</text:p>
          </table:table-cell>
          <table:table-cell table:style-name="ce2" office:value-type="float" office:value="16470" calcext:value-type="float">
            <text:p>16470</text:p>
          </table:table-cell>
          <table:table-cell table:style-name="ce2" table:formula="of:=0.47*[.G8]/100" office:value-type="float" office:value="77.409" calcext:value-type="float">
            <text:p>77.409</text:p>
          </table:table-cell>
          <table:table-cell table:style-name="ce2" office:value-type="float" office:value="17250666347" calcext:value-type="float">
            <text:p>17250666347</text:p>
          </table:table-cell>
          <table:table-cell table:style-name="ce2" table:formula="of:=0.7*[.I8]/100" office:value-type="float" office:value="120754664.429" calcext:value-type="float">
            <text:p>120754664.429</text:p>
          </table:table-cell>
          <table:table-cell table:style-name="ce2" office:value-type="float" office:value="918315918" calcext:value-type="float">
            <text:p>918315918</text:p>
          </table:table-cell>
          <table:table-cell table:style-name="ce1" table:formula="of:=1.28*[.K8]/100" office:value-type="float" office:value="11754443.7504" calcext:value-type="float">
            <text:p>11754443.7504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1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69.65" calcext:value-type="float">
            <text:p>69.65</text:p>
          </table:table-cell>
          <table:table-cell table:style-name="ce2" table:formula="of:=4.63*[.E10]/100" office:value-type="float" office:value="3.224795" calcext:value-type="float">
            <text:p>3.224795</text:p>
          </table:table-cell>
          <table:table-cell table:style-name="ce2" office:value-type="float" office:value="12112" calcext:value-type="float">
            <text:p>12112</text:p>
          </table:table-cell>
          <table:table-cell table:style-name="ce2" table:number-columns-repeated="3"/>
          <table:table-cell table:style-name="ce2" office:value-type="float" office:value="2119978252" calcext:value-type="float">
            <text:p>2119978252</text:p>
          </table:table-cell>
          <table:table-cell table:style-name="ce1" table:number-columns-repeated="2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table:formula="of:=4.15*[.E12]/100" office:value-type="float" office:value="1.14955" calcext:value-type="float">
            <text:p>1.1495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table:number-columns-repeated="3"/>
          <table:table-cell table:style-name="ce2" office:value-type="float" office:value="2531634416" calcext:value-type="float">
            <text:p>2531634416</text:p>
          </table:table-cell>
          <table:table-cell table:style-name="ce1" table:formula="of:=0.41*[.K12]/100" office:value-type="float" office:value="10379701.1056" calcext:value-type="float">
            <text:p>10379701.1056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table:formula="of:=0.31*[.E14]/100" office:value-type="float" office:value="0.051584" calcext:value-type="float">
            <text:p>0.051584</text:p>
          </table:table-cell>
          <table:table-cell table:style-name="ce2" office:value-type="float" office:value="29942" calcext:value-type="float">
            <text:p>29942</text:p>
          </table:table-cell>
          <table:table-cell table:style-name="ce2" table:formula="of:=0.01*[.G14]/100" office:value-type="float" office:value="2.9942" calcext:value-type="float">
            <text:p>2.9942</text:p>
          </table:table-cell>
          <table:table-cell table:style-name="ce2" office:value-type="float" office:value="151897596080" calcext:value-type="float">
            <text:p>151897596080</text:p>
          </table:table-cell>
          <table:table-cell table:style-name="ce2" table:formula="of:=0.28*[.I14]/100" office:value-type="float" office:value="425313269.024" calcext:value-type="float">
            <text:p>425313269.024</text:p>
          </table:table-cell>
          <table:table-cell table:style-name="ce2" office:value-type="float" office:value="2315532150" calcext:value-type="float">
            <text:p>2315532150</text:p>
          </table:table-cell>
          <table:table-cell table:style-name="ce1" table:formula="of:=0.16*[.K14]/100" office:value-type="float" office:value="3704851.44" calcext:value-type="float">
            <text:p>3704851.44</text:p>
          </table:table-cell>
          <table:table-cell table:style-name="ce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31.49" calcext:value-type="float">
            <text:p>31.49</text:p>
          </table:table-cell>
          <table:table-cell table:style-name="ce2"/>
          <table:table-cell table:style-name="ce2" office:value-type="float" office:value="16509" calcext:value-type="float">
            <text:p>16509</text:p>
          </table:table-cell>
          <table:table-cell table:style-name="ce2" table:number-columns-repeated="3"/>
          <table:table-cell table:style-name="ce2" office:value-type="float" office:value="2358000000" calcext:value-type="float">
            <text:p>2358000000</text:p>
          </table:table-cell>
          <table:table-cell table:style-name="ce1" office:value-type="float" office:value="6500000000" calcext:value-type="float">
            <text:p>6500000000</text:p>
          </table:table-cell>
          <table:table-cell table:style-name="ce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9.73" calcext:value-type="float">
            <text:p>29.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145" calcext:value-type="float">
            <text:p>14145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table:formula="of:=3*[.E17]/100" office:value-type="float" office:value="0.5457" calcext:value-type="float">
            <text:p>0.5457</text:p>
          </table:table-cell>
          <table:table-cell table:style-name="ce2" office:value-type="float" office:value="25168" calcext:value-type="float">
            <text:p>25168</text:p>
          </table:table-cell>
          <table:table-cell table:style-name="ce2"/>
          <table:table-cell table:style-name="ce2" office:value-type="float" office:value="148666657714" calcext:value-type="float">
            <text:p>148666657714</text:p>
          </table:table-cell>
          <table:table-cell table:style-name="ce2"/>
          <table:table-cell table:style-name="ce2" office:value-type="float" office:value="2307322153" calcext:value-type="float">
            <text:p>2307322153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2.83" calcext:value-type="float">
            <text:p>32.83</text:p>
          </table:table-cell>
          <table:table-cell table:style-name="ce2" table:formula="of:=1.52*[.E18]/100" office:value-type="float" office:value="0.499016" calcext:value-type="float">
            <text:p>0.499016</text:p>
          </table:table-cell>
          <table:table-cell table:style-name="ce2" office:value-type="float" office:value="21057" calcext:value-type="float">
            <text:p>21057</text:p>
          </table:table-cell>
          <table:table-cell table:style-name="ce2" table:formula="of:=0.01*[.G18]/100" office:value-type="float" office:value="2.1057" calcext:value-type="float">
            <text:p>2.1057</text:p>
          </table:table-cell>
          <table:table-cell table:style-name="ce2" table:number-columns-repeated="2"/>
          <table:table-cell table:style-name="ce2" office:value-type="float" office:value="2156530201" calcext:value-type="float">
            <text:p>2156530201</text:p>
          </table:table-cell>
          <table:table-cell table:style-name="ce1" table:formula="of:=0.17*[.K18]/100" office:value-type="float" office:value="3666101.3417" calcext:value-type="float">
            <text:p>3666101.3417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2"/>
          <table:table-cell table:style-name="ce2" table:formula="of:=4.63*[.E19]/100" office:value-type="float" office:value="0" calcext:value-type="float">
            <text:p>0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4.84" calcext:value-type="float">
            <text:p>14.84</text:p>
          </table:table-cell>
          <table:table-cell table:style-name="ce2" table:formula="of:=1.34*[.E20]/100" office:value-type="float" office:value="0.198856" calcext:value-type="float">
            <text:p>0.198856</text:p>
          </table:table-cell>
          <table:table-cell table:style-name="ce2" office:value-type="float" office:value="25172" calcext:value-type="float">
            <text:p>25172</text:p>
          </table:table-cell>
          <table:table-cell table:style-name="ce2" table:formula="of:=0.28*[.G20]/100" office:value-type="float" office:value="70.4816" calcext:value-type="float">
            <text:p>70.4816</text:p>
          </table:table-cell>
          <table:table-cell table:style-name="ce2" table:number-columns-repeated="2"/>
          <table:table-cell table:style-name="ce2" office:value-type="float" office:value="2481891508" calcext:value-type="float">
            <text:p>2481891508</text:p>
          </table:table-cell>
          <table:table-cell table:style-name="ce1" table:formula="of:=0.22*[.K20]/100" office:value-type="float" office:value="5460161.3176" calcext:value-type="float">
            <text:p>5460161.3176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/>
          <table:table-cell table:style-name="ce2" office:value-type="float" office:value="16225" calcext:value-type="float">
            <text:p>16225</text:p>
          </table:table-cell>
          <table:table-cell table:style-name="ce2" table:number-columns-repeated="3"/>
          <table:table-cell table:style-name="ce2" office:value-type="float" office:value="2608186738" calcext:value-type="float">
            <text:p>2608186738</text:p>
          </table:table-cell>
          <table:table-cell table:style-name="ce1" table:number-columns-repeated="2"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9.88" calcext:value-type="float">
            <text:p>19.88</text:p>
          </table:table-cell>
          <table:table-cell table:style-name="ce2"/>
          <table:table-cell table:style-name="ce2" office:value-type="float" office:value="20475" calcext:value-type="float">
            <text:p>20475</text:p>
          </table:table-cell>
          <table:table-cell table:style-name="ce2" table:number-columns-repeated="3"/>
          <table:table-cell table:style-name="ce2" office:value-type="float" office:value="1234062095" calcext:value-type="float">
            <text:p>1234062095</text:p>
          </table:table-cell>
          <table:table-cell table:style-name="ce1" table:number-columns-repeated="2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10"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3_convolucao" table:style-name="ta1">
        <table:shapes>
          <draw:frame draw:z-index="0" draw:style-name="gr1" draw:text-style-name="P1" svg:width="10.4543in" svg:height="3.5441in" svg:x="0.8646in" svg:y="4.8508in">
            <draw:object draw:notify-on-update-of-ranges="3_convolucao.C7:3_convolucao.D33 3_convolucao.E2:3_convolucao.E6 3_convolucao.E7:3_convolucao.E33 3_convolucao.F2:3_convolucao.F6 3_convolucao.F7:3_convolucao.F33 3_convolucao.G2:3_convolucao.G6 3_convolucao.G7:3_convolucao.G3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022in" svg:height="3.5441in" svg:x="1.3311in" svg:y="8.9484in">
            <draw:object draw:notify-on-update-of-ranges="3_convolucao.C7:3_convolucao.C33 3_convolucao.H2:3_convolucao.H6 3_convolucao.H7:3_convolucao.H33 3_convolucao.I2:3_convolucao.I6 3_convolucao.I7:3_convolucao.I33 3_convolucao.J2:3_convolucao.J6 3_convolucao.J7:3_convolucao.J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9.7268in" svg:height="3.5441in" svg:x="1.4673in" svg:y="13.0571in">
            <draw:object draw:notify-on-update-of-ranges="3_convolucao.C7:3_convolucao.C33 3_convolucao.K2:3_convolucao.K6 3_convolucao.K7:3_convolucao.K33 3_convolucao.L2:3_convolucao.L6 3_convolucao.L7:3_convolucao.L33 3_convolucao.M2:3_convolucao.M6 3_convolucao.M7:3_convolucao.M3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3"/>
          <table:table-cell table:style-name="ce2" office:value-type="string" calcext:value-type="string">
            <text:p>Benchmark 3: convolução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elhor tempo (s)</text:p>
          </table:table-cell>
          <table:table-cell table:style-name="ce2" office:value-type="string" calcext:value-type="string">
            <text:p>tempo médio (s)</text:p>
          </table:table-cell>
          <table:table-cell table:style-name="ce2" office:value-type="string" calcext:value-type="string">
            <text:p>DesvPad tempo (s)</text:p>
          </table:table-cell>
          <table:table-cell table:style-name="ce2" office:value-type="string" calcext:value-type="string">
            <text:p>melhor escrita (MB/s)</text:p>
          </table:table-cell>
          <table:table-cell table:style-name="ce2" office:value-type="string" calcext:value-type="string">
            <text:p>escrita média (MB/s)</text:p>
          </table:table-cell>
          <table:table-cell table:style-name="ce2" office:value-type="string" calcext:value-type="string">
            <text:p>DesvPad escrita media (MB/s)</text:p>
          </table:table-cell>
          <table:table-cell table:style-name="ce2" office:value-type="string" calcext:value-type="string">
            <text:p>melhor leitura (MB/s)</text:p>
          </table:table-cell>
          <table:table-cell table:style-name="ce2" office:value-type="string" calcext:value-type="string">
            <text:p>leitura média (MB/s)</text:p>
          </table:table-cell>
          <table:table-cell office:value-type="string" calcext:value-type="string">
            <text:p>DesvPad Leitura media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836.6" calcext:value-type="float">
            <text:p>1836.6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35.4" calcext:value-type="float">
            <text:p>2435.4</text:p>
          </table:table-cell>
          <table:table-cell table:style-name="ce2" office:value-type="float" office:value="2360" calcext:value-type="float">
            <text:p>23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.1" calcext:value-type="float">
            <text:p>92.1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627.3" calcext:value-type="float">
            <text:p>1627.3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3916" calcext:value-type="float">
            <text:p>3916</text:p>
          </table:table-cell>
          <table:table-cell table:style-name="ce2" office:value-type="float" office:value="3702.8" calcext:value-type="float">
            <text:p>3702.8</text:p>
          </table:table-cell>
          <table:table-cell office:value-type="float" office:value="72.7" calcext:value-type="float">
            <text:p>72.7</text:p>
          </table:table-cell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2021" calcext:value-type="float">
            <text:p>2021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0.194" calcext:value-type="float">
            <text:p>10.19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862.8" calcext:value-type="float">
            <text:p>1862.8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12.8" calcext:value-type="float">
            <text:p>3212.8</text:p>
          </table:table-cell>
          <table:table-cell table:style-name="ce2" office:value-type="float" office:value="3144.46" calcext:value-type="float">
            <text:p>3144.46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29.12" calcext:value-type="float">
            <text:p>29.12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2781" calcext:value-type="float">
            <text:p>2781</text:p>
          </table:table-cell>
          <table:table-cell office:value-type="float" office:value="336" calcext:value-type="float">
            <text:p>336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758.2" calcext:value-type="float">
            <text:p>1758.2</text:p>
          </table:table-cell>
          <table:table-cell table:style-name="ce2"/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4031.4" calcext:value-type="float">
            <text:p>4031.4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21.1" calcext:value-type="float">
            <text:p>121.1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793.7" calcext:value-type="float">
            <text:p>793.7</text:p>
          </table:table-cell>
          <table:table-cell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9"/>
          <table:table-cell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1.658" calcext:value-type="float">
            <text:p>11.658</text:p>
          </table:table-cell>
          <table:table-cell table:style-name="ce2" office:value-type="float" office:value="14.176" calcext:value-type="float">
            <text:p>14.176</text:p>
          </table:table-cell>
          <table:table-cell table:style-name="ce2"/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426.1" calcext:value-type="float">
            <text:p>1426.1</text:p>
          </table:table-cell>
          <table:table-cell table:style-name="ce2"/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2413.4" calcext:value-type="float">
            <text:p>2413.4</text:p>
          </table:table-cell>
          <table:table-cell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7.01" calcext:value-type="float">
            <text:p>7.01</text:p>
          </table:table-cell>
          <table:table-cell table:style-name="ce2"/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103.2" calcext:value-type="float">
            <text:p>1103.2</text:p>
          </table:table-cell>
          <table:table-cell table:style-name="ce2"/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2742.6" calcext:value-type="float">
            <text:p>2742.6</text:p>
          </table:table-cell>
          <table:table-cell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25.314" calcext:value-type="float">
            <text:p>25.314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office:value-type="float" office:value="2065.64" calcext:value-type="float">
            <text:p>2065.64</text:p>
          </table:table-cell>
          <table:table-cell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9"/>
          <table:table-cell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4_gnuplot" table:style-name="ta1">
        <table:shapes>
          <draw:frame draw:z-index="0" draw:style-name="gr1" draw:text-style-name="P1" svg:width="11.5126in" svg:height="3.5476in" svg:x="0.3185in" svg:y="4.9106in">
            <draw:object draw:notify-on-update-of-ranges="4_gnuplot.C5:4_gnuplot.D34 4_gnuplot.E2:4_gnuplot.E4 4_gnuplot.E5:4_gnuplot.E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1.2736in" svg:height="3.5472in" svg:x="0.5118in" svg:y="8.7575in">
            <draw:object draw:notify-on-update-of-ranges="4_gnuplot.C5:4_gnuplot.C34 4_gnuplot.F2:4_gnuplot.F4 4_gnuplot.F5:4_gnuplot.F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1.1484in" svg:height="3.5476in" svg:x="0.6256in" svg:y="12.848in">
            <draw:object draw:notify-on-update-of-ranges="4_gnuplot.C5:4_gnuplot.C34 4_gnuplot.G2:4_gnuplot.G4 4_gnuplot.G5:4_gnuplot.G3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0.9323in" svg:height="3.5472in" svg:x="0.8417in" svg:y="16.9055in">
            <draw:object draw:notify-on-update-of-ranges="4_gnuplot.C5:4_gnuplot.C34 4_gnuplot.H2:4_gnuplot.H4 4_gnuplot.H5:4_gnuplot.H3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4: gnuplo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ime elapsed (s)</text:p>
          </table:table-cell>
          <table:table-cell table:style-name="ce2" office:value-type="string" calcext:value-type="string">
            <text:p>cpu-clock (msec)</text:p>
          </table:table-cell>
          <table:table-cell table:style-name="ce2" office:value-type="string" calcext:value-type="string">
            <text:p>mem-stores</text:p>
          </table:table-cell>
          <table:table-cell table:style-name="ce2" office:value-type="string" calcext:value-type="string">
            <text:p>bus-cycles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4</text:p>
          </table:table-cell>
          <table:table-cell table:style-name="ce2" office:value-type="float" office:value="2.3669" calcext:value-type="float">
            <text:p>2.3669</text:p>
          </table:table-cell>
          <table:table-cell table:style-name="ce2" office:value-type="float" office:value="2365.136127" calcext:value-type="float">
            <text:p>2365.136127</text:p>
          </table:table-cell>
          <table:table-cell table:style-name="ce2" office:value-type="float" office:value="1975542493" calcext:value-type="float">
            <text:p>1975542493</text:p>
          </table:table-cell>
          <table:table-cell table:style-name="ce2" office:value-type="float" office:value="235183921" calcext:value-type="float">
            <text:p>235183921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9.9518" calcext:value-type="float">
            <text:p>9.9518</text:p>
          </table:table-cell>
          <table:table-cell table:style-name="ce2" office:value-type="float" office:value="9780.507075" calcext:value-type="float">
            <text:p>9780.507075</text:p>
          </table:table-cell>
          <table:table-cell table:style-name="ce2"/>
          <table:table-cell table:style-name="ce2" office:value-type="float" office:value="974385386" calcext:value-type="float">
            <text:p>974385386</text:p>
          </table:table-cell>
        </table:table-row>
        <table:table-row table:style-name="ro3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846095154" calcext:value-type="float">
            <text:p>2.846095154</text:p>
          </table:table-cell>
          <table:table-cell table:style-name="ce2" office:value-type="float" office:value="2629.389573" calcext:value-type="float">
            <text:p>2629.389573</text:p>
          </table:table-cell>
          <table:table-cell table:style-name="ce2"/>
          <table:table-cell table:style-name="ce2" office:value-type="float" office:value="870644555" calcext:value-type="float">
            <text:p>870644555</text:p>
          </table:table-cell>
        </table:table-row>
        <table:table-row table:style-name="ro3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.780615208" calcext:value-type="float">
            <text:p>1.780615208</text:p>
          </table:table-cell>
          <table:table-cell table:style-name="ce2" office:value-type="float" office:value="1779.277035" calcext:value-type="float">
            <text:p>1779.277035</text:p>
          </table:table-cell>
          <table:table-cell table:style-name="ce2"/>
          <table:table-cell table:style-name="ce2" office:value-type="float" office:value="176929854" calcext:value-type="float">
            <text:p>176929854</text:p>
          </table:table-cell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.805991387" calcext:value-type="float">
            <text:p>2.805991387</text:p>
          </table:table-cell>
          <table:table-cell table:style-name="ce2" office:value-type="float" office:value="2636.488915" calcext:value-type="float">
            <text:p>2636.488915</text:p>
          </table:table-cell>
          <table:table-cell table:style-name="ce2"/>
          <table:table-cell table:style-name="ce2" office:value-type="float" office:value="872975490" calcext:value-type="float">
            <text:p>872975490</text:p>
          </table:table-cell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939470455" calcext:value-type="float">
            <text:p>2.939470455</text:p>
          </table:table-cell>
          <table:table-cell table:style-name="ce2" office:value-type="float" office:value="2599.674514" calcext:value-type="float">
            <text:p>2599.674514</text:p>
          </table:table-cell>
          <table:table-cell table:style-name="ce2"/>
          <table:table-cell table:style-name="ce2" office:value-type="float" office:value="860820627" calcext:value-type="float">
            <text:p>860820627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.913255332" calcext:value-type="float">
            <text:p>1.913255332</text:p>
          </table:table-cell>
          <table:table-cell table:style-name="ce2" office:value-type="float" office:value="1854.789746" calcext:value-type="float">
            <text:p>1854.789746</text:p>
          </table:table-cell>
          <table:table-cell table:style-name="ce2" office:value-type="float" office:value="1967250506" calcext:value-type="float">
            <text:p>1967250506</text:p>
          </table:table-cell>
          <table:table-cell table:style-name="ce2" office:value-type="float" office:value="183645061" calcext:value-type="float">
            <text:p>183645061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0.002921562" calcext:value-type="float">
            <text:p>0.002921562</text:p>
          </table:table-cell>
          <table:table-cell table:style-name="ce2" office:value-type="float" office:value="2.213035" calcext:value-type="float">
            <text:p>2.213035</text:p>
          </table:table-cell>
          <table:table-cell table:style-name="ce2"/>
          <table:table-cell table:style-name="ce2" office:value-type="float" office:value="215164" calcext:value-type="float">
            <text:p>215164</text:p>
          </table:table-cell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33.2661823" calcext:value-type="float">
            <text:p>133.2661823</text:p>
          </table:table-cell>
          <table:table-cell table:style-name="ce2" office:value-type="float" office:value="129662.7621" calcext:value-type="float">
            <text:p>129662.7621</text:p>
          </table:table-cell>
          <table:table-cell table:style-name="ce2"/>
          <table:table-cell table:style-name="ce2" office:value-type="float" office:value="58343431876" calcext:value-type="float">
            <text:p>58343431876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.5843" calcext:value-type="float">
            <text:p>2.5843</text:p>
          </table:table-cell>
          <table:table-cell table:style-name="ce2" office:value-type="float" office:value="2412.134894" calcext:value-type="float">
            <text:p>2412.134894</text:p>
          </table:table-cell>
          <table:table-cell table:style-name="ce2"/>
          <table:table-cell table:style-name="ce2" office:value-type="float" office:value="257984522" calcext:value-type="float">
            <text:p>257984522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13.7014" calcext:value-type="float">
            <text:p>13.7014</text:p>
          </table:table-cell>
          <table:table-cell table:style-name="ce2" office:value-type="float" office:value="13657.7519" calcext:value-type="float">
            <text:p>13657.7519</text:p>
          </table:table-cell>
          <table:table-cell table:style-name="ce2" office:value-type="float" office:value="9983915828" calcext:value-type="float">
            <text:p>9983915828</text:p>
          </table:table-cell>
          <table:table-cell table:style-name="ce2" office:value-type="float" office:value="1357053828" calcext:value-type="float">
            <text:p>1357053828</text:p>
          </table:table-cell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1.17657899" calcext:value-type="float">
            <text:p>11.17657899</text:p>
          </table:table-cell>
          <table:table-cell table:style-name="ce2" office:value-type="float" office:value="11089.24383" calcext:value-type="float">
            <text:p>11089.24383</text:p>
          </table:table-cell>
          <table:table-cell table:style-name="ce2"/>
          <table:table-cell table:style-name="ce2" office:value-type="float" office:value="1841118562" calcext:value-type="float">
            <text:p>1841118562</text:p>
          </table:table-cell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5_ordenacao" table:style-name="ta1">
        <table:shapes>
          <draw:frame draw:z-index="0" draw:style-name="gr1" draw:text-style-name="P1" svg:width="9.5673in" svg:height="3.5402in" svg:x="0.8189in" svg:y="4.1299in">
            <draw:object draw:notify-on-update-of-ranges="5_ordenacao.C6:5_ordenacao.C34 5_ordenacao.E2:5_ordenacao.E5 5_ordenacao.E6:5_ordenacao.E3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9.3965in" svg:height="3.5398in" svg:x="0.9102in" svg:y="8.1154in">
            <draw:object draw:notify-on-update-of-ranges="5_ordenacao.C6:5_ordenacao.C34 5_ordenacao.F2:5_ordenacao.F5 5_ordenacao.F6:5_ordenacao.F3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9.3283in" svg:height="3.5402in" svg:x="0.9327in" svg:y="12.0449in">
            <draw:object draw:notify-on-update-of-ranges="5_ordenacao.C6:5_ordenacao.C34 5_ordenacao.G2:5_ordenacao.G5 5_ordenacao.G6:5_ordenacao.G3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9.2031in" svg:height="3.5398in" svg:x="0.9898in" svg:y="15.8748in">
            <draw:object draw:notify-on-update-of-ranges="5_ordenacao.C6:5_ordenacao.C34 5_ordenacao.H2:5_ordenacao.H5 5_ordenacao.H6:5_ordenacao.H3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9.1575in" svg:height="3.5398in" svg:x="1.024in" svg:y="19.8598in">
            <draw:object draw:notify-on-update-of-ranges="5_ordenacao.C6:5_ordenacao.C34 5_ordenacao.I2:5_ordenacao.I5 5_ordenacao.I6:5_ordenacao.I3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9.0551in" svg:height="3.5402in" svg:x="1.0921in" svg:y="23.9118in">
            <draw:object draw:notify-on-update-of-ranges="5_ordenacao.C6:5_ordenacao.C34 5_ordenacao.J2:5_ordenacao.J5 5_ordenacao.J6:5_ordenacao.J34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5 (ordenacao)</text:p>
          </table:table-cell>
          <table:table-cell table:number-columns-repeated="5"/>
        </table:table-row>
        <table:table-row table:style-name="ro6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do pior caso, para o algoritmo mais lento. (bubble sort)</text:p>
          </table:table-cell>
          <table:table-cell table:style-name="ce2" office:value-type="string" calcext:value-type="string">
            <text:p>Média do pior caso, para o algoritmo mais rápido (quicksort)</text:p>
          </table:table-cell>
          <table:table-cell table:style-name="ce2" office:value-type="string" calcext:value-type="string">
            <text:p>Média do caso médio, para o algoritmo mais lento. (bubble sort)</text:p>
          </table:table-cell>
          <table:table-cell table:style-name="ce2" office:value-type="string" calcext:value-type="string">
            <text:p>Média do caso médio, para o algoritmo mais rápido (quicksort)</text:p>
          </table:table-cell>
          <table:table-cell table:style-name="ce2" office:value-type="string" calcext:value-type="string">
            <text:p>Média do melhor caso, para o algoritmo mais lento.</text:p>
          </table:table-cell>
          <table:table-cell table:style-name="ce2" office:value-type="string" calcext:value-type="string">
            <text:p>Média do melhor caso, para o algoritmo mais rápido. (insertion sort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5</text:p>
          </table:table-cell>
          <table:table-cell table:style-name="ce2" office:value-type="float" office:value="8.254946" calcext:value-type="float">
            <text:p>8.254946</text:p>
          </table:table-cell>
          <table:table-cell table:style-name="ce2" office:value-type="float" office:value="0.002482" calcext:value-type="float">
            <text:p>0.002482</text:p>
          </table:table-cell>
          <table:table-cell table:style-name="ce2" office:value-type="float" office:value="5.76014" calcext:value-type="float">
            <text:p>5.76014</text:p>
          </table:table-cell>
          <table:table-cell table:style-name="ce2" office:value-type="float" office:value="0.002445" calcext:value-type="float">
            <text:p>0.002445</text:p>
          </table:table-cell>
          <table:table-cell table:style-name="ce2" office:value-type="float" office:value="5.645237" calcext:value-type="float">
            <text:p>5.645237</text:p>
          </table:table-cell>
          <table:table-cell table:style-name="ce2" office:value-type="float" office:value="0.00024" calcext:value-type="float">
            <text:p>0.00024</text:p>
          </table:table-cell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1.028388" calcext:value-type="float">
            <text:p>21.028388</text:p>
          </table:table-cell>
          <table:table-cell table:style-name="ce2" office:value-type="float" office:value="0.004529" calcext:value-type="float">
            <text:p>0.004529</text:p>
          </table:table-cell>
          <table:table-cell table:style-name="ce2" office:value-type="float" office:value="12.250569" calcext:value-type="float">
            <text:p>12.250569</text:p>
          </table:table-cell>
          <table:table-cell table:style-name="ce2" office:value-type="float" office:value="0.004466" calcext:value-type="float">
            <text:p>0.004466</text:p>
          </table:table-cell>
          <table:table-cell table:style-name="ce2" office:value-type="float" office:value="9.427739" calcext:value-type="float">
            <text:p>9.427739</text:p>
          </table:table-cell>
          <table:table-cell table:style-name="ce2" office:value-type="float" office:value="0.000538" calcext:value-type="float">
            <text:p>0.000538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886877" calcext:value-type="float">
            <text:p>10.886877</text:p>
          </table:table-cell>
          <table:table-cell table:style-name="ce2" office:value-type="float" office:value="0.003245" calcext:value-type="float">
            <text:p>0.003245</text:p>
          </table:table-cell>
          <table:table-cell table:style-name="ce2" office:value-type="float" office:value="7.273881" calcext:value-type="float">
            <text:p>7.273881</text:p>
          </table:table-cell>
          <table:table-cell table:style-name="ce2" office:value-type="float" office:value="0.003013" calcext:value-type="float">
            <text:p>0.003013</text:p>
          </table:table-cell>
          <table:table-cell table:style-name="ce2" office:value-type="float" office:value="6.991832" calcext:value-type="float">
            <text:p>6.991832</text:p>
          </table:table-cell>
          <table:table-cell table:style-name="ce2" office:value-type="float" office:value="0.000303" calcext:value-type="float">
            <text:p>0.00030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1.050597" calcext:value-type="float">
            <text:p>21.050597</text:p>
          </table:table-cell>
          <table:table-cell table:style-name="ce2" office:value-type="float" office:value="0.004468" calcext:value-type="float">
            <text:p>0.004468</text:p>
          </table:table-cell>
          <table:table-cell table:style-name="ce2" office:value-type="float" office:value="12.270127" calcext:value-type="float">
            <text:p>12.270127</text:p>
          </table:table-cell>
          <table:table-cell table:style-name="ce2" office:value-type="float" office:value="0.004452" calcext:value-type="float">
            <text:p>0.004452</text:p>
          </table:table-cell>
          <table:table-cell table:style-name="ce2" office:value-type="float" office:value="9.442025" calcext:value-type="float">
            <text:p>9.442025</text:p>
          </table:table-cell>
          <table:table-cell table:style-name="ce2" office:value-type="float" office:value="0.000532" calcext:value-type="float">
            <text:p>0.000532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.072436" calcext:value-type="float">
            <text:p>12.072436</text:p>
          </table:table-cell>
          <table:table-cell table:style-name="ce2" office:value-type="float" office:value="0.003145" calcext:value-type="float">
            <text:p>0.003145</text:p>
          </table:table-cell>
          <table:table-cell table:style-name="ce2" office:value-type="float" office:value="7.674245" calcext:value-type="float">
            <text:p>7.674245</text:p>
          </table:table-cell>
          <table:table-cell table:style-name="ce2" office:value-type="float" office:value="0.003098" calcext:value-type="float">
            <text:p>0.003098</text:p>
          </table:table-cell>
          <table:table-cell table:style-name="ce2" office:value-type="float" office:value="7.147115" calcext:value-type="float">
            <text:p>7.147115</text:p>
          </table:table-cell>
          <table:table-cell table:style-name="ce2" office:value-type="float" office:value="0.000397" calcext:value-type="float">
            <text:p>0.000397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0.836368" calcext:value-type="float">
            <text:p>10.836368</text:p>
          </table:table-cell>
          <table:table-cell table:style-name="ce2" office:value-type="float" office:value="0.002975" calcext:value-type="float">
            <text:p>0.002975</text:p>
          </table:table-cell>
          <table:table-cell table:style-name="ce2" office:value-type="float" office:value="7.2775" calcext:value-type="float">
            <text:p>7.2775</text:p>
          </table:table-cell>
          <table:table-cell table:style-name="ce2" office:value-type="float" office:value="0.002971" calcext:value-type="float">
            <text:p>0.002971</text:p>
          </table:table-cell>
          <table:table-cell table:style-name="ce2" office:value-type="float" office:value="6.781425" calcext:value-type="float">
            <text:p>6.781425</text:p>
          </table:table-cell>
          <table:table-cell table:style-name="ce2" office:value-type="float" office:value="0.000307" calcext:value-type="float">
            <text:p>0.000307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92.888878" calcext:value-type="float">
            <text:p>192.888878</text:p>
          </table:table-cell>
          <table:table-cell table:style-name="ce2" office:value-type="float" office:value="0.032364" calcext:value-type="float">
            <text:p>0.032364</text:p>
          </table:table-cell>
          <table:table-cell table:style-name="ce2" office:value-type="float" office:value="112.523956" calcext:value-type="float">
            <text:p>112.523956</text:p>
          </table:table-cell>
          <table:table-cell table:style-name="ce2" office:value-type="float" office:value="0.031743" calcext:value-type="float">
            <text:p>0.031743</text:p>
          </table:table-cell>
          <table:table-cell table:style-name="ce2" office:value-type="float" office:value="86.418031" calcext:value-type="float">
            <text:p>86.418031</text:p>
          </table:table-cell>
          <table:table-cell table:style-name="ce2" office:value-type="float" office:value="0.004234" calcext:value-type="float">
            <text:p>0.004234</text:p>
          </table:table-cell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8.188342" calcext:value-type="float">
            <text:p>108.188342</text:p>
          </table:table-cell>
          <table:table-cell table:style-name="ce2" office:value-type="float" office:value="0.01515" calcext:value-type="float">
            <text:p>0.01515</text:p>
          </table:table-cell>
          <table:table-cell table:style-name="ce2" office:value-type="float" office:value="58.408717" calcext:value-type="float">
            <text:p>58.408717</text:p>
          </table:table-cell>
          <table:table-cell table:style-name="ce2" office:value-type="float" office:value="0.014385" calcext:value-type="float">
            <text:p>0.014385</text:p>
          </table:table-cell>
          <table:table-cell table:style-name="ce2" office:value-type="float" office:value="41.649499" calcext:value-type="float">
            <text:p>41.649499</text:p>
          </table:table-cell>
          <table:table-cell table:style-name="ce2" office:value-type="float" office:value="0.002126" calcext:value-type="float">
            <text:p>0.002126</text:p>
          </table:table-cell>
        </table:table-row>
        <table:table-row table:style-name="ro4" table:number-rows-repeated="967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6_imageMagick" table:style-name="ta1">
        <table:shapes>
          <draw:frame draw:z-index="0" draw:style-name="gr1" draw:text-style-name="P1" svg:width="12.5134in" svg:height="3.5413in" svg:x="0.478in" svg:y="4.0004in">
            <draw:object draw:notify-on-update-of-ranges="6_imageMagick.C2:6_imageMagick.D7 6_imageMagick.C8:6_imageMagick.D34 6_imageMagick.E2:6_imageMagick.E7 6_imageMagick.E8:6_imageMagick.E34 6_imageMagick.F2:6_imageMagick.F7 6_imageMagick.F8:6_imageMagick.F34 6_imageMagick.G2:6_imageMagick.G7 6_imageMagick.G8:6_imageMagick.G34 6_imageMagick.H2:6_imageMagick.H7 6_imageMagick.H8:6_imageMagick.H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2.2291in" svg:height="3.5413in" svg:x="0.5689in" svg:y="7.8776in">
            <draw:object draw:notify-on-update-of-ranges="6_imageMagick.C2:6_imageMagick.C7 6_imageMagick.C8:6_imageMagick.C34 6_imageMagick.I2:6_imageMagick.I7 6_imageMagick.I8:6_imageMagick.I34 6_imageMagick.J2:6_imageMagick.J7 6_imageMagick.J8:6_imageMagick.J34 6_imageMagick.K2:6_imageMagick.K7 6_imageMagick.K8:6_imageMagick.K34 6_imageMagick.L2:6_imageMagick.L7 6_imageMagick.L8:6_imageMagick.L3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2.2406in" svg:height="3.5409in" svg:x="0.5461in" svg:y="11.7217in">
            <draw:object draw:notify-on-update-of-ranges="6_imageMagick.C2:6_imageMagick.C7 6_imageMagick.C8:6_imageMagick.C34 6_imageMagick.M2:6_imageMagick.M7 6_imageMagick.M8:6_imageMagick.M34 6_imageMagick.N2:6_imageMagick.N7 6_imageMagick.N8:6_imageMagick.N34 6_imageMagick.O2:6_imageMagick.O7 6_imageMagick.O8:6_imageMagick.O34 6_imageMagick.P2:6_imageMagick.P7 6_imageMagick.P8:6_imageMagick.P3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12.1382in" svg:height="3.5409in" svg:x="0.6028in" svg:y="15.722in">
            <draw:object draw:notify-on-update-of-ranges="6_imageMagick.C2:6_imageMagick.C7 6_imageMagick.C8:6_imageMagick.C34 6_imageMagick.Q2:6_imageMagick.Q7 6_imageMagick.Q8:6_imageMagick.Q34 6_imageMagick.R2:6_imageMagick.R7 6_imageMagick.R8:6_imageMagick.R34 6_imageMagick.S2:6_imageMagick.S7 6_imageMagick.S8:6_imageMagick.S34 6_imageMagick.T2:6_imageMagick.T7 6_imageMagick.T8:6_imageMagick.T34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16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6 - imagemagick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execução #1 (s)</text:p>
          </table:table-cell>
          <table:table-cell table:style-name="ce2" office:value-type="string" calcext:value-type="string">
            <text:p>Tempo execução #2 (s)</text:p>
          </table:table-cell>
          <table:table-cell table:style-name="ce2" office:value-type="string" calcext:value-type="string">
            <text:p>Tempo execução #3 (s)</text:p>
          </table:table-cell>
          <table:table-cell table:style-name="ce2" office:value-type="string" calcext:value-type="string">
            <text:p>Tempo execução #4 (s)</text:p>
          </table:table-cell>
          <table:table-cell table:style-name="ce2" office:value-type="string" calcext:value-type="string">
            <text:p>task-clock #1 (msec)</text:p>
          </table:table-cell>
          <table:table-cell table:style-name="ce2" office:value-type="string" calcext:value-type="string">
            <text:p>task-clock #2 (msec)</text:p>
          </table:table-cell>
          <table:table-cell table:style-name="ce2" office:value-type="string" calcext:value-type="string">
            <text:p>task-clock #3 (msec)</text:p>
          </table:table-cell>
          <table:table-cell table:style-name="ce2" office:value-type="string" calcext:value-type="string">
            <text:p>task-clock #4 (msec)</text:p>
          </table:table-cell>
          <table:table-cell table:style-name="ce2" office:value-type="string" calcext:value-type="string">
            <text:p>Cycles #1 (GHz)</text:p>
          </table:table-cell>
          <table:table-cell table:style-name="ce2" office:value-type="string" calcext:value-type="string">
            <text:p>cycles #2 (GHz)</text:p>
          </table:table-cell>
          <table:table-cell table:style-name="ce2" office:value-type="string" calcext:value-type="string">
            <text:p>cycles #3 (GHz)</text:p>
          </table:table-cell>
          <table:table-cell table:style-name="ce2" office:value-type="string" calcext:value-type="string">
            <text:p>cycles #4 (GHz)</text:p>
          </table:table-cell>
          <table:table-cell table:style-name="ce2" office:value-type="string" calcext:value-type="string">
            <text:p>Instructions #1 (IPC)</text:p>
          </table:table-cell>
          <table:table-cell table:style-name="ce2" office:value-type="string" calcext:value-type="string">
            <text:p>Instructions #2 (IPC)</text:p>
          </table:table-cell>
          <table:table-cell table:style-name="ce2" office:value-type="string" calcext:value-type="string">
            <text:p>Instructions #3 (IPC)</text:p>
          </table:table-cell>
          <table:table-cell table:style-name="ce2" office:value-type="string" calcext:value-type="string">
            <text:p>Instructions #4 (IPC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8.63638721" calcext:value-type="float">
            <text:p>38.63638721</text:p>
          </table:table-cell>
          <table:table-cell table:style-name="ce2" office:value-type="float" office:value="48.79298416" calcext:value-type="float">
            <text:p>48.79298416</text:p>
          </table:table-cell>
          <table:table-cell table:style-name="ce2" office:value-type="float" office:value="10.57417732" calcext:value-type="float">
            <text:p>10.57417732</text:p>
          </table:table-cell>
          <table:table-cell table:style-name="ce2" office:value-type="float" office:value="31.446377" calcext:value-type="float">
            <text:p>31.446377</text:p>
          </table:table-cell>
          <table:table-cell table:style-name="ce2" office:value-type="float" office:value="45495.01114" calcext:value-type="float">
            <text:p>45495.01114</text:p>
          </table:table-cell>
          <table:table-cell table:style-name="ce2" office:value-type="float" office:value="69634.69276" calcext:value-type="float">
            <text:p>69634.69276</text:p>
          </table:table-cell>
          <table:table-cell table:style-name="ce2" office:value-type="float" office:value="11408.24686" calcext:value-type="float">
            <text:p>11408.24686</text:p>
          </table:table-cell>
          <table:table-cell table:style-name="ce2" office:value-type="float" office:value="53537.78768" calcext:value-type="float">
            <text:p>53537.78768</text:p>
          </table:table-cell>
          <table:table-cell table:style-name="ce2" office:value-type="float" office:value="1.45646933283" calcext:value-type="float">
            <text:p>1.4564693328</text:p>
          </table:table-cell>
          <table:table-cell table:style-name="ce2" office:value-type="float" office:value="2.23070552507" calcext:value-type="float">
            <text:p>2.2307055251</text:p>
          </table:table-cell>
          <table:table-cell table:style-name="ce2" office:value-type="float" office:value="3.6465753364" calcext:value-type="float">
            <text:p>3.6465753364</text:p>
          </table:table-cell>
          <table:table-cell table:style-name="ce2" office:value-type="float" office:value="1.71288173478" calcext:value-type="float">
            <text:p>1.7128817348</text:p>
          </table:table-cell>
          <table:table-cell table:style-name="ce2" office:value-type="float" office:value="2.03526321178" calcext:value-type="float">
            <text:p>2.0352632118</text:p>
          </table:table-cell>
          <table:table-cell table:style-name="ce2" office:value-type="float" office:value="2.29901877879" calcext:value-type="float">
            <text:p>2.2990187788</text:p>
          </table:table-cell>
          <table:table-cell table:style-name="ce2" office:value-type="float" office:value="4.36433207" calcext:value-type="float">
            <text:p>4.36433207</text:p>
          </table:table-cell>
          <table:table-cell table:style-name="ce2" office:value-type="float" office:value="1.70111918635" calcext:value-type="float">
            <text:p>1.7011191864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30.68709593" calcext:value-type="float">
            <text:p>30.68709593</text:p>
          </table:table-cell>
          <table:table-cell table:style-name="ce2" office:value-type="float" office:value="45.73278606" calcext:value-type="float">
            <text:p>45.73278606</text:p>
          </table:table-cell>
          <table:table-cell table:style-name="ce2" office:value-type="float" office:value="10.03978277" calcext:value-type="float">
            <text:p>10.03978277</text:p>
          </table:table-cell>
          <table:table-cell table:style-name="ce2" office:value-type="float" office:value="23.95558501" calcext:value-type="float">
            <text:p>23.95558501</text:p>
          </table:table-cell>
          <table:table-cell table:style-name="ce2" office:value-type="float" office:value="1.267" calcext:value-type="float">
            <text:p>1.267</text:p>
          </table:table-cell>
          <table:table-cell table:style-name="ce2" office:value-type="float" office:value="1.811" calcext:value-type="float">
            <text:p>1.811</text:p>
          </table:table-cell>
          <table:table-cell table:style-name="ce2" office:value-type="float" office:value="1.114" calcext:value-type="float">
            <text:p>1.114</text:p>
          </table:table-cell>
          <table:table-cell table:style-name="ce2" office:value-type="float" office:value="2.545" calcext:value-type="float">
            <text:p>2.545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0.89" calcext:value-type="float">
            <text:p>0.89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1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5.5976589" calcext:value-type="float">
            <text:p>125.5976589</text:p>
          </table:table-cell>
          <table:table-cell table:style-name="ce2" office:value-type="float" office:value="111.6523577" calcext:value-type="float">
            <text:p>111.6523577</text:p>
          </table:table-cell>
          <table:table-cell table:style-name="ce2" office:value-type="float" office:value="12.7589977" calcext:value-type="float">
            <text:p>12.7589977</text:p>
          </table:table-cell>
          <table:table-cell table:style-name="ce2" office:value-type="float" office:value="38.36012319" calcext:value-type="float">
            <text:p>38.36012319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4" calcext:value-type="float">
            <text:p>1.354</text:p>
          </table:table-cell>
          <table:table-cell table:style-name="ce2" office:value-type="float" office:value="1.072" calcext:value-type="float">
            <text:p>1.072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2"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8" calcext:value-type="float">
            <text:p>1.28</text:p>
          </table:table-cell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29970084" calcext:value-type="float">
            <text:p>10.29970084</text:p>
          </table:table-cell>
          <table:table-cell table:style-name="ce2" office:value-type="float" office:value="22.67460494" calcext:value-type="float">
            <text:p>22.67460494</text:p>
          </table:table-cell>
          <table:table-cell table:style-name="ce2" office:value-type="float" office:value="86.51650059" calcext:value-type="float">
            <text:p>86.51650059</text:p>
          </table:table-cell>
          <table:table-cell table:style-name="ce2" office:value-type="float" office:value="74.25917966" calcext:value-type="float">
            <text:p>74.25917966</text:p>
          </table:table-cell>
          <table:table-cell table:style-name="ce2" office:value-type="float" office:value="1.186" calcext:value-type="float">
            <text:p>1.186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1.015" calcext:value-type="float">
            <text:p>1.015</text:p>
          </table:table-cell>
          <table:table-cell table:style-name="ce2" office:value-type="float" office:value="1.165" calcext:value-type="float">
            <text:p>1.165</text:p>
          </table:table-cell>
          <table:table-cell table:style-name="ce2" office:value-type="float" office:value="2.922" calcext:value-type="float">
            <text:p>2.922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3.023" calcext:value-type="float">
            <text:p>3.023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23" calcext:value-type="float">
            <text:p>1.2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2.53140417" calcext:value-type="float">
            <text:p>12.53140417</text:p>
          </table:table-cell>
          <table:table-cell table:style-name="ce2" office:value-type="float" office:value="58.90570496" calcext:value-type="float">
            <text:p>58.90570496</text:p>
          </table:table-cell>
          <table:table-cell table:style-name="ce2" office:value-type="float" office:value="127.021924" calcext:value-type="float">
            <text:p>127.021924</text:p>
          </table:table-cell>
          <table:table-cell table:style-name="ce2" office:value-type="float" office:value="112.6003579" calcext:value-type="float">
            <text:p>112.6003579</text:p>
          </table:table-cell>
          <table:table-cell table:style-name="ce2" office:value-type="float" office:value="1.105" calcext:value-type="float">
            <text:p>1.105</text:p>
          </table:table-cell>
          <table:table-cell table:style-name="ce2" office:value-type="float" office:value="1.457" calcext:value-type="float">
            <text:p>1.457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6" calcext:value-type="float">
            <text:p>1.356</text:p>
          </table:table-cell>
          <table:table-cell table:style-name="ce2" office:value-type="float" office:value="2.654" calcext:value-type="float">
            <text:p>2.654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1" calcext:value-type="float">
            <text:p>1.11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1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7.2135043" calcext:value-type="float">
            <text:p>127.2135043</text:p>
          </table:table-cell>
          <table:table-cell table:style-name="ce2" office:value-type="float" office:value="111.6438665" calcext:value-type="float">
            <text:p>111.6438665</text:p>
          </table:table-cell>
          <table:table-cell table:style-name="ce2" office:value-type="float" office:value="14.52054618" calcext:value-type="float">
            <text:p>14.52054618</text:p>
          </table:table-cell>
          <table:table-cell table:style-name="ce2" office:value-type="float" office:value="38.18945062" calcext:value-type="float">
            <text:p>38.18945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27" calcext:value-type="float">
            <text:p>1.327</text:p>
          </table:table-cell>
          <table:table-cell table:style-name="ce2" office:value-type="float" office:value="0.935" calcext:value-type="float">
            <text:p>0.935</text:p>
          </table:table-cell>
          <table:table-cell table:style-name="ce2" office:value-type="float" office:value="1.554" calcext:value-type="float">
            <text:p>1.554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1.681" calcext:value-type="float">
            <text:p>31.681</text:p>
          </table:table-cell>
          <table:table-cell table:style-name="ce2" office:value-type="float" office:value="53.539" calcext:value-type="float">
            <text:p>53.539</text:p>
          </table:table-cell>
          <table:table-cell table:style-name="ce2" office:value-type="float" office:value="10.755" calcext:value-type="float">
            <text:p>10.755</text:p>
          </table:table-cell>
          <table:table-cell table:style-name="ce2" office:value-type="float" office:value="30.072" calcext:value-type="float">
            <text:p>30.072</text:p>
          </table:table-cell>
          <table:table-cell table:style-name="ce2" office:value-type="float" office:value="1.227" calcext:value-type="float">
            <text:p>1.227</text:p>
          </table:table-cell>
          <table:table-cell table:style-name="ce2" office:value-type="float" office:value="1.517" calcext:value-type="float">
            <text:p>1.517</text:p>
          </table:table-cell>
          <table:table-cell table:style-name="ce2" office:value-type="float" office:value="1.116" calcext:value-type="float">
            <text:p>1.116</text:p>
          </table:table-cell>
          <table:table-cell table:style-name="ce2" office:value-type="float" office:value="1.918" calcext:value-type="float">
            <text:p>1.918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576" calcext:value-type="float">
            <text:p>2.576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547" calcext:value-type="float">
            <text:p>2.54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07" calcext:value-type="float">
            <text:p>1.07</text:p>
          </table:table-cell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49.935" calcext:value-type="float">
            <text:p>49.935</text:p>
          </table:table-cell>
          <table:table-cell table:style-name="ce2" office:value-type="float" office:value="8.723" calcext:value-type="float">
            <text:p>8.723</text:p>
          </table:table-cell>
          <table:table-cell table:style-name="ce2" office:value-type="float" office:value="23.755" calcext:value-type="float">
            <text:p>23.755</text:p>
          </table:table-cell>
          <table:table-cell table:style-name="ce2" office:value-type="float" office:value="1.027" calcext:value-type="float">
            <text:p>1.027</text:p>
          </table:table-cell>
          <table:table-cell table:style-name="ce2" office:value-type="float" office:value="1.341" calcext:value-type="float">
            <text:p>1.341</text:p>
          </table:table-cell>
          <table:table-cell table:style-name="ce2" office:value-type="float" office:value="1.068" calcext:value-type="float">
            <text:p>1.068</text:p>
          </table:table-cell>
          <table:table-cell table:style-name="ce2" office:value-type="float" office:value="1.602" calcext:value-type="float">
            <text:p>1.602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.408" calcext:value-type="float">
            <text:p>3.408</text:p>
          </table:table-cell>
          <table:table-cell table:style-name="ce2" office:value-type="float" office:value="3.448" calcext:value-type="float">
            <text:p>3.44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11" calcext:value-type="float">
            <text:p>2.11</text:p>
          </table:table-cell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39.12942893" calcext:value-type="float">
            <text:p>39.12942893</text:p>
          </table:table-cell>
          <table:table-cell table:style-name="ce2" office:value-type="float" office:value="175.6376243" calcext:value-type="float">
            <text:p>175.6376243</text:p>
          </table:table-cell>
          <table:table-cell table:style-name="ce2" office:value-type="float" office:value="215.102165" calcext:value-type="float">
            <text:p>215.102165</text:p>
          </table:table-cell>
          <table:table-cell table:style-name="ce2" office:value-type="float" office:value="336.9009071" calcext:value-type="float">
            <text:p>336.9009071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float" office:value="1.359" calcext:value-type="float">
            <text:p>1.359</text:p>
          </table:table-cell>
          <table:table-cell table:style-name="ce2" office:value-type="float" office:value="1.082" calcext:value-type="float">
            <text:p>1.082</text:p>
          </table:table-cell>
          <table:table-cell table:style-name="ce2" office:value-type="float" office:value="1.137" calcext:value-type="float">
            <text:p>1.137</text:p>
          </table:table-cell>
          <table:table-cell table:style-name="ce2" office:value-type="float" office:value="1.652" calcext:value-type="float">
            <text:p>1.652</text:p>
          </table:table-cell>
          <table:table-cell table:number-columns-repeated="2" table:style-name="ce2" office:value-type="float" office:value="1.653" calcext:value-type="float">
            <text:p>1.653</text:p>
          </table:table-cell>
          <table:table-cell table:style-name="ce2" office:value-type="float" office:value="1.652" calcext:value-type="float">
            <text:p>1.652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37" calcext:value-type="float">
            <text:p>0.37</text:p>
          </table:table-cell>
        </table:table-row>
        <table:table-row table:style-name="ro4" table:number-rows-repeated="967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7_tcc" table:style-name="ta1">
        <table:shapes>
          <draw:frame draw:z-index="0" draw:style-name="gr1" draw:text-style-name="P1" svg:width="8.7028in" svg:height="3.5425in" svg:x="0.9441in" svg:y="4.1102in">
            <draw:object draw:notify-on-update-of-ranges="7_tcc.C10:7_tcc.D22 7_tcc.E2:7_tcc.E9 7_tcc.E10:7_tcc.E22 7_tcc.F2:7_tcc.F9 7_tcc.F10:7_tcc.F2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7(tcc)</text:p>
          </table:table-cell>
          <table:table-cell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(10 execuções)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3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39.9875" calcext:value-type="float">
            <text:p>39.9875</text:p>
          </table:table-cell>
          <table:table-cell table:style-name="ce2" office:value-type="float" office:value="4.5089" calcext:value-type="float">
            <text:p>4.5089</text:p>
          </table:table-cell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3.7566" calcext:value-type="float">
            <text:p>13.7566</text:p>
          </table:table-cell>
          <table:table-cell table:style-name="ce2" office:value-type="float" office:value="0.391" calcext:value-type="float">
            <text:p>0.39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91.7262" calcext:value-type="float">
            <text:p>91.7262</text:p>
          </table:table-cell>
          <table:table-cell table:style-name="ce2" office:value-type="float" office:value="24.539" calcext:value-type="float">
            <text:p>24.53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1.2748" calcext:value-type="float">
            <text:p>21.2748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1.2481" calcext:value-type="float">
            <text:p>31.2481</text:p>
          </table:table-cell>
          <table:table-cell table:style-name="ce2" office:value-type="float" office:value="3.4537" calcext:value-type="float">
            <text:p>3.453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33.3945" calcext:value-type="float">
            <text:p>133.3945</text:p>
          </table:table-cell>
          <table:table-cell table:style-name="ce2" office:value-type="float" office:value="54.6775" calcext:value-type="float">
            <text:p>54.6775</text:p>
          </table:table-cell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5.16" calcext:value-type="float">
            <text:p>15.16</text:p>
          </table:table-cell>
          <table:table-cell table:style-name="ce2" office:value-type="float" office:value="0.243" calcext:value-type="float">
            <text:p>0.243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9.119" calcext:value-type="float">
            <text:p>129.119</text:p>
          </table:table-cell>
          <table:table-cell table:style-name="ce2" office:value-type="float" office:value="4.792" calcext:value-type="float">
            <text:p>4.79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9.0883" calcext:value-type="float">
            <text:p>39.0883</text:p>
          </table:table-cell>
          <table:table-cell table:style-name="ce2" office:value-type="float" office:value="1.7143" calcext:value-type="float">
            <text:p>1.7143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3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3"/>
        </table:table-row>
        <table:table-row table:style-name="ro4" table:number-rows-repeated="96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8_FFTW" table:style-name="ta1">
        <table:shapes>
          <draw:frame draw:z-index="0" draw:style-name="gr1" draw:text-style-name="P1" svg:width="9.1122in" svg:height="3.5394in" svg:x="0.9213in" svg:y="3.8197in">
            <draw:object draw:notify-on-update-of-ranges="8_FFTW.C2:8_FFTW.D4 8_FFTW.C5:8_FFTW.D33 8_FFTW.E2:8_FFTW.E4 8_FFTW.E5:8_FFTW.E33 8_FFTW.F2:8_FFTW.F4 8_FFTW.F5:8_FFTW.F3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8.9756in" svg:height="3.5394in" svg:x="1.024in" svg:y="7.6055in">
            <draw:object draw:notify-on-update-of-ranges="8_FFTW.C2:8_FFTW.C4 8_FFTW.C5:8_FFTW.C33 8_FFTW.G2:8_FFTW.G4 8_FFTW.G5:8_FFTW.G33 8_FFTW.H2:8_FFTW.H4 8_FFTW.H5:8_FFTW.H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8: FFTW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DFT1D (parâmetro 70.000.000) - Média (5 execuções) [s]</text:p>
          </table:table-cell>
          <table:table-cell table:style-name="ce2" office:value-type="string" calcext:value-type="string">
            <text:p>Desvio Padrão [s]</text:p>
          </table:table-cell>
          <table:table-cell table:style-name="ce2" office:value-type="string" calcext:value-type="string">
            <text:p>DFT1D_IO (parâmetro 3.000.000) - Média (5 execuções) [s]</text:p>
          </table:table-cell>
          <table:table-cell table:style-name="ce2" office:value-type="string" calcext:value-type="string">
            <text:p>Desvio Padrão [s]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65.890333333333" calcext:value-type="float">
            <text:p>265.8903333333</text:p>
          </table:table-cell>
          <table:table-cell table:style-name="ce2" office:value-type="float" office:value="181.649768318964" calcext:value-type="float">
            <text:p>181.649768319</text:p>
          </table:table-cell>
          <table:table-cell table:style-name="ce1" office:value-type="float" office:value="34.8174" calcext:value-type="float">
            <text:p>34.8174</text:p>
          </table:table-cell>
          <table:table-cell table:style-name="ce1" office:value-type="float" office:value="1.23762607438596" calcext:value-type="float">
            <text:p>1.2376260744</text:p>
          </table:table-cell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1.5658" calcext:value-type="float">
            <text:p>11.5658</text:p>
          </table:table-cell>
          <table:table-cell table:style-name="ce2" office:value-type="float" office:value="0.4367490126" calcext:value-type="float">
            <text:p>0.4367490126</text:p>
          </table:table-cell>
          <table:table-cell table:style-name="ce2" office:value-type="float" office:value="25.7036" calcext:value-type="float">
            <text:p>25.7036</text:p>
          </table:table-cell>
          <table:table-cell table:style-name="ce2" office:value-type="float" office:value="0.8749547417" calcext:value-type="float">
            <text:p>0.8749547417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8.3616" calcext:value-type="float">
            <text:p>38.3616</text:p>
          </table:table-cell>
          <table:table-cell table:style-name="ce2" office:value-type="float" office:value="1.451" calcext:value-type="float">
            <text:p>1.451</text:p>
          </table:table-cell>
          <table:table-cell table:style-name="ce2" office:value-type="float" office:value="53.7389" calcext:value-type="float">
            <text:p>53.7389</text:p>
          </table:table-cell>
          <table:table-cell table:style-name="ce2" office:value-type="float" office:value="3.069" calcext:value-type="float">
            <text:p>3.06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8.9424" calcext:value-type="float">
            <text:p>8.9424</text:p>
          </table:table-cell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26.8954" calcext:value-type="float">
            <text:p>26.8954</text:p>
          </table:table-cell>
          <table:table-cell table:style-name="ce2" office:value-type="float" office:value="0.1789" calcext:value-type="float">
            <text:p>0.1789</text:p>
          </table:table-cell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6.2484" calcext:value-type="float">
            <text:p>16.2484</text:p>
          </table:table-cell>
          <table:table-cell table:style-name="ce2" office:value-type="float" office:value="1.1366" calcext:value-type="float">
            <text:p>1.1366</text:p>
          </table:table-cell>
          <table:table-cell table:style-name="ce2" office:value-type="float" office:value="16.2284" calcext:value-type="float">
            <text:p>16.2284</text:p>
          </table:table-cell>
          <table:table-cell table:style-name="ce2" office:value-type="float" office:value="0.2438" calcext:value-type="float">
            <text:p>0.24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5.9326" calcext:value-type="float">
            <text:p>5.9326</text:p>
          </table:table-cell>
          <table:table-cell table:style-name="ce2" office:value-type="float" office:value="0.2201" calcext:value-type="float">
            <text:p>0.2201</text:p>
          </table:table-cell>
          <table:table-cell table:style-name="ce2" office:value-type="float" office:value="29.949" calcext:value-type="float">
            <text:p>29.949</text:p>
          </table:table-cell>
          <table:table-cell table:style-name="ce2" office:value-type="float" office:value="0.9738" calcext:value-type="float">
            <text:p>0.9738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5.6794" calcext:value-type="float">
            <text:p>15.679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4.0497" calcext:value-type="float">
            <text:p>14.0497</text:p>
          </table:table-cell>
          <table:table-cell table:style-name="ce2" office:value-type="float" office:value="0.61" calcext:value-type="float">
            <text:p>0.61</text:p>
          </table:table-cell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5"/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2:04:30.280801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Ruivo</meta:initial-creator>
    <meta:creation-date>2016-03-25T09:21:51.367379813</meta:creation-date>
    <dc:date>2016-03-26T00:04:10.997717029</dc:date>
    <dc:creator>Mateus Ruivo</dc:creator>
    <meta:editing-duration>PT13H24M6S</meta:editing-duration>
    <meta:editing-cycles>45</meta:editing-cycles>
    <meta:generator>LibreOffice/4.2.8.2$Linux_X86_64 LibreOffice_project/420m0$Build-2</meta:generator>
    <meta:document-statistic meta:table-count="8" meta:cell-count="1393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85cm" svg:height="9.615cm" xlink:href=".." xlink:type="simple" chart:class="chart:bar" chart:style-name="ch1">
        <chart:title svg:x="14.411cm" svg:y="0.328cm" chart:style-name="ch2">
          <text:p>Tempo</text:p>
        </chart:title>
        <chart:legend chart:legend-position="end" svg:x="25.402cm" svg:y="4.259cm" style:legend-expansion="high" chart:style-name="ch3"/>
        <chart:plot-area chart:style-name="ch4" table:cell-range-address="1_Genetic.C2:1_Genetic.E32" chart:data-source-has-labels="both" svg:x="0.605cm" svg:y="1.325cm" svg:width="24.192cm" svg:height="8.098cm">
          <chartooo:coordinate-region svg:x="1.412cm" svg:y="1.524cm" svg:width="23.066cm" svg:height="6.854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D5:1_Genetic.D32" chart:label-cell-address="1_Genetic.D2:1_Genetic.D4" chart:class="chart:bar">
            <chart:data-point chart:repeated="11"/>
          </chart:series>
          <chart:series chart:style-name="ch9" chart:values-cell-range-address="1_Genetic.E5:1_Genetic.E32" chart:label-cell-address="1_Genetic.E2:1_Genetic.E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(s)</text:p>
                <draw:g>
                  <svg:desc>1_Genetic.D2:1_Genetic.D4</svg:desc>
                </draw:g>
              </table:table-cell>
              <table:table-cell office:value-type="string">
                <text:p>Desvio padrão de tempo(s)</text:p>
                <draw:g>
                  <svg:desc>1_Genetic.E2:1_Genetic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84.6419">
                <text:p>84.6419</text:p>
                <draw:g>
                  <svg:desc>1_Genetic.D5:1_Genetic.D32</svg:desc>
                </draw:g>
              </table:table-cell>
              <table:table-cell office:value-type="float" office:value="5.316391873">
                <text:p>5.316391873</text:p>
                <draw:g>
                  <svg:desc>1_Genetic.E5:1_Genetic.E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48.8472">
                <text:p>48.8472</text:p>
              </table:table-cell>
              <table:table-cell office:value-type="float" office:value="3.993094562">
                <text:p>3.993094562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59.3755">
                <text:p>59.3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06.4705">
                <text:p>106.4705</text:p>
              </table:table-cell>
              <table:table-cell office:value-type="float" office:value="10.04567704">
                <text:p>10.04567704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55.9742">
                <text:p>55.9742</text:p>
              </table:table-cell>
              <table:table-cell office:value-type="float" office:value="1.971362011">
                <text:p>1.97136201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66.998">
                <text:p>66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61.6">
                <text:p>61.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54.377">
                <text:p>54.377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8.927">
                <text:p>68.927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62.4327">
                <text:p>62.4327</text:p>
              </table:table-cell>
              <table:table-cell office:value-type="float" office:value="1.7125">
                <text:p>1.7125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78.802">
                <text:p>78.802</text:p>
              </table:table-cell>
              <table:table-cell office:value-type="float" office:value="9.577">
                <text:p>9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36cm" svg:height="9.011cm" xlink:href=".." xlink:type="simple" chart:class="chart:bar" chart:style-name="ch1">
        <chart:title svg:x="13.269cm" svg:y="0.316cm" chart:style-name="ch2">
          <text:p>cpu-clock</text:p>
        </chart:title>
        <chart:legend chart:legend-position="end" svg:x="25.235cm" svg:y="4.206cm" style:legend-expansion="high" chart:style-name="ch3"/>
        <chart:plot-area chart:style-name="ch4" table:cell-range-address="4_gnuplot.C5:4_gnuplot.C34 4_gnuplot.F2:4_gnuplot.F34" chart:data-source-has-labels="both" svg:x="0.572cm" svg:y="1.301cm" svg:width="24.091cm" svg:height="7.53cm">
          <chartooo:coordinate-region svg:x="1.749cm" svg:y="1.501cm" svg:width="22.231cm" svg:height="6.285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F5:4_gnuplot.F34" chart:label-cell-address="4_gnuplot.F2:4_gnuplot.F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clock (msec)</text:p>
                <draw:g>
                  <svg:desc>4_gnuplot.F2:4_gnuplot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65.136127">
                <text:p>2365.136127</text:p>
                <draw:g>
                  <svg:desc>4_gnuplot.F5:4_gnuplot.F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780.507075">
                <text:p>9780.507075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629.389573">
                <text:p>2629.389573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79.277035">
                <text:p>1779.27703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636.488915">
                <text:p>2636.488915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599.674514">
                <text:p>2599.674514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54.789746">
                <text:p>1854.789746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412.134894">
                <text:p>2412.134894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657.7519">
                <text:p>13657.7519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089.24383">
                <text:p>11089.243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318cm" svg:height="9.012cm" xlink:href=".." xlink:type="simple" chart:class="chart:bar" chart:style-name="ch1">
        <chart:title svg:x="12.885cm" svg:y="0.316cm" chart:style-name="ch2">
          <text:p>mem-stores</text:p>
        </chart:title>
        <chart:legend chart:legend-position="end" svg:x="25.737cm" svg:y="4.207cm" style:legend-expansion="high" chart:style-name="ch3"/>
        <chart:plot-area chart:style-name="ch4" table:cell-range-address="4_gnuplot.C5:4_gnuplot.C34 4_gnuplot.G2:4_gnuplot.G34" chart:data-source-has-labels="both" svg:x="0.566cm" svg:y="1.301cm" svg:width="24.605cm" svg:height="7.531cm">
          <chartooo:coordinate-region svg:x="2.854cm" svg:y="1.5cm" svg:width="21.605cm" svg:height="6.287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G5:4_gnuplot.G34" chart:label-cell-address="4_gnuplot.G2:4_gnuplot.G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-stores</text:p>
                <draw:g>
                  <svg:desc>4_gnuplot.G2:4_gnuplot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1975542493">
                <text:p>1975542493</text:p>
                <draw:g>
                  <svg:desc>4_gnuplot.G5:4_gnuplot.G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967250506">
                <text:p>1967250506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9983915828">
                <text:p>9983915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69cm" svg:height="9.011cm" xlink:href=".." xlink:type="simple" chart:class="chart:bar" chart:style-name="ch1">
        <chart:title svg:x="12.716cm" svg:y="0.316cm" chart:style-name="ch2">
          <text:p>bus-cycles</text:p>
        </chart:title>
        <chart:legend chart:legend-position="end" svg:x="25.347cm" svg:y="4.206cm" style:legend-expansion="high" chart:style-name="ch3"/>
        <chart:plot-area chart:style-name="ch4" table:cell-range-address="4_gnuplot.C5:4_gnuplot.C34 4_gnuplot.H2:4_gnuplot.H34" chart:data-source-has-labels="both" svg:x="0.555cm" svg:y="1.301cm" svg:width="24.237cm" svg:height="7.53cm">
          <chartooo:coordinate-region svg:x="2.658cm" svg:y="1.501cm" svg:width="21.412cm" svg:height="6.285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H5:4_gnuplot.H34" chart:label-cell-address="4_gnuplot.H2:4_gnuplot.H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-cycles</text:p>
                <draw:g>
                  <svg:desc>4_gnuplot.H2:4_gnuplot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5183921">
                <text:p>235183921</text:p>
                <draw:g>
                  <svg:desc>4_gnuplot.H5:4_gnuplot.H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74385386">
                <text:p>974385386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870644555">
                <text:p>870644555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6929854">
                <text:p>176929854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872975490">
                <text:p>872975490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860820627">
                <text:p>8608206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3645061">
                <text:p>18364506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57984522">
                <text:p>257984522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57053828">
                <text:p>1357053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841118562">
                <text:p>18411185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02cm" svg:height="8.993cm" xlink:href=".." xlink:type="simple" chart:class="chart:bar" chart:style-name="ch1">
        <chart:title svg:x="8.403cm" svg:y="0.315cm" chart:style-name="ch2">
          <text:p>pior caso para o algoritmo mais lento</text:p>
        </chart:title>
        <chart:legend chart:legend-position="end" svg:x="17.118cm" svg:y="3.998cm" style:legend-expansion="high" chart:style-name="ch3"/>
        <chart:plot-area chart:style-name="ch4" table:cell-range-address="5_ordenacao.C6:5_ordenacao.C34 5_ordenacao.E2:5_ordenacao.E34" chart:data-source-has-labels="both" svg:x="0.486cm" svg:y="1.299cm" svg:width="16.146cm" svg:height="7.515cm">
          <chartooo:coordinate-region svg:x="1.293cm" svg:y="1.498cm" svg:width="14.448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E6:5_ordenacao.E34" chart:label-cell-address="5_ordenacao.E2:5_ordenacao.E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lento. (bubble sort)</text:p>
                <draw:g>
                  <svg:desc>5_ordenacao.E2:5_ordenacao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8.254946">
                <text:p>8.254946</text:p>
                <draw:g>
                  <svg:desc>5_ordenacao.E6:5_ordenacao.E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1.028388">
                <text:p>21.02838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886877">
                <text:p>10.886877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1.050597">
                <text:p>21.05059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2.072436">
                <text:p>12.07243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10.836368">
                <text:p>10.836368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92.888878">
                <text:p>192.88887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08.188342">
                <text:p>108.1883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8cm" svg:height="8.992cm" xlink:href=".." xlink:type="simple" chart:class="chart:bar" chart:style-name="ch1">
        <chart:title svg:x="8.239cm" svg:y="0.315cm" chart:style-name="ch2">
          <text:p>pior caso para algoritmo mais rápido</text:p>
        </chart:title>
        <chart:legend chart:legend-position="end" svg:x="16.684cm" svg:y="3.998cm" style:legend-expansion="high" chart:style-name="ch3"/>
        <chart:plot-area chart:style-name="ch4" table:cell-range-address="5_ordenacao.C6:5_ordenacao.C34 5_ordenacao.F2:5_ordenacao.F34" chart:data-source-has-labels="both" svg:x="0.477cm" svg:y="1.299cm" svg:width="15.73cm" svg:height="7.514cm">
          <chartooo:coordinate-region svg:x="1.575cm" svg:y="1.499cm" svg:width="13.696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F6:5_ordenacao.F34" chart:label-cell-address="5_ordenacao.F2:5_ordenacao.F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rápido (quicksort)</text:p>
                <draw:g>
                  <svg:desc>5_ordenacao.F2:5_ordenacao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82">
                <text:p>0.002482</text:p>
                <draw:g>
                  <svg:desc>5_ordenacao.F6:5_ordenacao.F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529">
                <text:p>0.00452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68">
                <text:p>0.004468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2364">
                <text:p>0.03236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515">
                <text:p>0.015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5cm" svg:height="8.993cm" xlink:href=".." xlink:type="simple" chart:class="chart:bar" chart:style-name="ch1">
        <chart:title svg:x="8.06cm" svg:y="0.315cm" chart:style-name="ch2">
          <text:p>caso médio para algoritmo mais lento</text:p>
        </chart:title>
        <chart:legend chart:legend-position="end" svg:x="16.14cm" svg:y="3.998cm" style:legend-expansion="high" chart:style-name="ch3"/>
        <chart:plot-area chart:style-name="ch4" table:cell-range-address="5_ordenacao.C6:5_ordenacao.C34 5_ordenacao.G2:5_ordenacao.G34" chart:data-source-has-labels="both" svg:x="0.473cm" svg:y="1.299cm" svg:width="15.194cm" svg:height="7.515cm">
          <chartooo:coordinate-region svg:x="1.28cm" svg:y="1.498cm" svg:width="13.434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G6:5_ordenacao.G34" chart:label-cell-address="5_ordenacao.G2:5_ordenacao.G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lento. (bubble sort)</text:p>
                <draw:g>
                  <svg:desc>5_ordenacao.G2:5_ordenacao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76014">
                <text:p>5.76014</text:p>
                <draw:g>
                  <svg:desc>5_ordenacao.G6:5_ordenacao.G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12.250569">
                <text:p>12.25056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273881">
                <text:p>7.273881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270127">
                <text:p>12.2701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674245">
                <text:p>7.6742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7.2775">
                <text:p>7.27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12.523956">
                <text:p>112.523956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58.408717">
                <text:p>58.4087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77cm" svg:height="8.992cm" xlink:href=".." xlink:type="simple" chart:class="chart:bar" chart:style-name="ch1">
        <chart:title svg:x="7.768cm" svg:y="0.315cm" chart:style-name="ch2">
          <text:p>caso médio para algoritmo mais rápido</text:p>
        </chart:title>
        <chart:legend chart:legend-position="end" svg:x="15.822cm" svg:y="3.998cm" style:legend-expansion="high" chart:style-name="ch3"/>
        <chart:plot-area chart:style-name="ch4" table:cell-range-address="5_ordenacao.C6:5_ordenacao.C34 5_ordenacao.H2:5_ordenacao.H34" chart:data-source-has-labels="both" svg:x="0.467cm" svg:y="1.299cm" svg:width="14.888cm" svg:height="7.514cm">
          <chartooo:coordinate-region svg:x="1.565cm" svg:y="1.499cm" svg:width="12.801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H6:5_ordenacao.H34" chart:label-cell-address="5_ordenacao.H2:5_ordenacao.H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rápido (quicksort)</text:p>
                <draw:g>
                  <svg:desc>5_ordenacao.H2:5_ordenacao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45">
                <text:p>0.002445</text:p>
                <draw:g>
                  <svg:desc>5_ordenacao.H6:5_ordenacao.H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466">
                <text:p>0.00446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013">
                <text:p>0.00301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52">
                <text:p>0.00445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098">
                <text:p>0.003098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1743">
                <text:p>0.031743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4385">
                <text:p>0.0143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61cm" svg:height="8.992cm" xlink:href=".." xlink:type="simple" chart:class="chart:bar" chart:style-name="ch1">
        <chart:title svg:x="8.266cm" svg:y="0.315cm" chart:style-name="ch2">
          <text:p>melhor caso algoritmo mais lento</text:p>
        </chart:title>
        <chart:legend chart:legend-position="end" svg:x="15.6cm" svg:y="3.998cm" style:legend-expansion="high" chart:style-name="ch3"/>
        <chart:plot-area chart:style-name="ch4" table:cell-range-address="5_ordenacao.C6:5_ordenacao.C34 5_ordenacao.I2:5_ordenacao.I34" chart:data-source-has-labels="both" svg:x="0.465cm" svg:y="1.299cm" svg:width="14.67cm" svg:height="7.514cm">
          <chartooo:coordinate-region svg:x="1.272cm" svg:y="1.498cm" svg:width="12.876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I6:5_ordenacao.I34" chart:label-cell-address="5_ordenacao.I2:5_ordenacao.I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lento.</text:p>
                <draw:g>
                  <svg:desc>5_ordenacao.I2:5_ordenacao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645237">
                <text:p>5.645237</text:p>
                <draw:g>
                  <svg:desc>5_ordenacao.I6:5_ordenacao.I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.427739">
                <text:p>9.42773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6.991832">
                <text:p>6.991832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9.442025">
                <text:p>9.44202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147115">
                <text:p>7.14711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.781425">
                <text:p>6.78142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86.418031">
                <text:p>86.41803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41.649499">
                <text:p>41.6494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1cm" svg:height="8.993cm" xlink:href=".." xlink:type="simple" chart:class="chart:bar" chart:style-name="ch1">
        <chart:title svg:x="7.501cm" svg:y="0.315cm" chart:style-name="ch2">
          <text:p>melhro caso para algoritmo mais rápido</text:p>
        </chart:title>
        <chart:legend chart:legend-position="end" svg:x="16.187cm" svg:y="3.998cm" style:legend-expansion="high" chart:style-name="ch3"/>
        <chart:plot-area chart:style-name="ch4" table:cell-range-address="5_ordenacao.C6:5_ordenacao.C34 5_ordenacao.J2:5_ordenacao.J34" chart:data-source-has-labels="both" svg:x="0.46cm" svg:y="1.299cm" svg:width="15.267cm" svg:height="7.515cm">
          <chartooo:coordinate-region svg:x="1.743cm" svg:y="1.499cm" svg:width="13.007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J6:5_ordenacao.J34" chart:label-cell-address="5_ordenacao.J2:5_ordenacao.J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rápido. (insertion sort)</text:p>
                <draw:g>
                  <svg:desc>5_ordenacao.J2:5_ordenacao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024">
                <text:p>0.00024</text:p>
                <draw:g>
                  <svg:desc>5_ordenacao.J6:5_ordenacao.J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04234">
                <text:p>0.00423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02126">
                <text:p>0.0021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6cm" svg:height="8.999cm" xlink:href=".." xlink:type="simple" chart:class="chart:bar" chart:style-name="ch1">
        <chart:title svg:x="9.303cm" svg:y="0.315cm" chart:style-name="ch2">
          <text:p>Tempo execução</text:p>
        </chart:title>
        <chart:legend chart:legend-position="end" svg:x="17.964cm" svg:y="3.951cm" style:legend-expansion="high" chart:style-name="ch3"/>
        <chart:plot-area chart:style-name="ch4" table:cell-range-address="7_tcc.C2:7_tcc.F22" chart:data-source-has-labels="both" svg:x="0.442cm" svg:y="1.299cm" svg:width="17.08cm" svg:height="7.521cm">
          <chartooo:coordinate-region svg:x="1.249cm" svg:y="1.498cm" svg:width="16.118cm" svg:height="6.277cm"/>
          <chart:axis chart:dimension="x" chart:name="primary-x" chart:style-name="ch5" chartooo:axis-type="auto">
            <chartooo:date-scale/>
            <chart:categories table:cell-range-address="7_tcc.C10:7_tcc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7_tcc.E10:7_tcc.E22" chart:label-cell-address="7_tcc.E2:7_tcc.E9" chart:class="chart:bar">
            <chart:data-point chart:repeated="9"/>
          </chart:series>
          <chart:series chart:style-name="ch9" chart:values-cell-range-address="7_tcc.F10:7_tcc.F22" chart:label-cell-address="7_tcc.F2:7_tcc.F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(10 execuções)</text:p>
                <draw:g>
                  <svg:desc>7_tcc.E2:7_tcc.E9</svg:desc>
                </draw:g>
              </table:table-cell>
              <table:table-cell office:value-type="string">
                <text:p>Desvio padrão</text:p>
                <draw:g>
                  <svg:desc>7_tcc.F2:7_tcc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iz Sekijima</text:p>
                <draw:g>
                  <svg:desc>7_tcc.C10:7_tcc.D22</svg:desc>
                </draw:g>
              </table:table-cell>
              <table:table-cell office:value-type="float" office:value="39.9875">
                <text:p>39.9875</text:p>
                <draw:g>
                  <svg:desc>7_tcc.E10:7_tcc.E22</svg:desc>
                </draw:g>
              </table:table-cell>
              <table:table-cell office:value-type="float" office:value="4.5089">
                <text:p>4.5089</text:p>
                <draw:g>
                  <svg:desc>7_tcc.F10:7_tcc.F22</svg:desc>
                </draw:g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13.7566">
                <text:p>13.756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1.7262">
                <text:p>91.7262</text:p>
              </table:table-cell>
              <table:table-cell office:value-type="float" office:value="24.539">
                <text:p>24.539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1.2748">
                <text:p>21.274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31.2481">
                <text:p>31.2481</text:p>
              </table:table-cell>
              <table:table-cell office:value-type="float" office:value="3.4537">
                <text:p>3.453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33.3945">
                <text:p>133.3945</text:p>
              </table:table-cell>
              <table:table-cell office:value-type="float" office:value="54.6775">
                <text:p>54.6775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5.16">
                <text:p>15.16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129.119">
                <text:p>129.119</text:p>
              </table:table-cell>
              <table:table-cell office:value-type="float" office:value="4.792">
                <text:p>4.79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39.0883">
                <text:p>39.0883</text:p>
              </table:table-cell>
              <table:table-cell office:value-type="float" office:value="1.7143">
                <text:p>1.714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53cm" svg:height="8.996cm" xlink:href=".." xlink:type="simple" chart:class="chart:bar" chart:style-name="ch1">
        <chart:title svg:x="13.095cm" svg:y="0.315cm" chart:style-name="ch2">
          <text:p>Tempo</text:p>
        </chart:title>
        <chart:legend chart:legend-position="end" svg:x="24.014cm" svg:y="3.95cm" style:legend-expansion="high" chart:style-name="ch3"/>
        <chart:plot-area chart:style-name="ch4" table:cell-range-address="2_ffmpeg.C7:2_ffmpeg.F28 2_ffmpeg.E2:2_ffmpeg.F6" chart:data-source-has-labels="both" svg:x="0.553cm" svg:y="1.299cm" svg:width="22.908cm" svg:height="7.518cm">
          <chartooo:coordinate-region svg:x="1.174cm" svg:y="1.498cm" svg:width="21.966cm" svg:height="6.274cm"/>
          <chart:axis chart:dimension="x" chart:name="primary-x" chart:style-name="ch5" chartooo:axis-type="auto">
            <chartooo:date-scale/>
            <chart:categories table:cell-range-address="2_ffmpeg.C7:2_ffmpeg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E7:2_ffmpeg.E28" chart:label-cell-address="2_ffmpeg.E2:2_ffmpeg.E6" chart:class="chart:bar">
            <chart:data-point chart:repeated="12"/>
          </chart:series>
          <chart:series chart:style-name="ch9" chart:values-cell-range-address="2_ffmpeg.F7:2_ffmpeg.F28" chart:label-cell-address="2_ffmpeg.F2:2_ffmpeg.F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2_ffmpeg.E2:2_ffmpeg.E6</svg:desc>
                </draw:g>
              </table:table-cell>
              <table:table-cell office:value-type="string">
                <text:p>DesvPad Tempo(s)</text:p>
                <draw:g>
                  <svg:desc>2_ffmpeg.F2:2_ffmpeg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D28</svg:desc>
                </draw:g>
              </table:table-cell>
              <table:table-cell office:value-type="float" office:value="29.6">
                <text:p>29.6</text:p>
                <draw:g>
                  <svg:desc>2_ffmpeg.E7:2_ffmpeg.E28</svg:desc>
                </draw:g>
              </table:table-cell>
              <table:table-cell office:value-type="float" office:value="4">
                <text:p>4</text:p>
                <draw:g>
                  <svg:desc>2_ffmpeg.F7:2_ffmpeg.F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32.5758">
                <text:p>32.5758</text:p>
              </table:table-cell>
              <table:table-cell office:value-type="float" office:value="0.6678039">
                <text:p>0.667803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69.65">
                <text:p>69.65</text:p>
              </table:table-cell>
              <table:table-cell office:value-type="float" office:value="3.224795">
                <text:p>3.224795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7.7">
                <text:p>27.7</text:p>
              </table:table-cell>
              <table:table-cell office:value-type="float" office:value="1.14955">
                <text:p>1.14955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6.64">
                <text:p>16.64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1.49">
                <text:p>3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9.73">
                <text:p>29.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.19">
                <text:p>18.19</text:p>
              </table:table-cell>
              <table:table-cell office:value-type="float" office:value="0.5457">
                <text:p>0.545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32.83">
                <text:p>32.83</text:p>
              </table:table-cell>
              <table:table-cell office:value-type="float" office:value="0.499016">
                <text:p>0.49901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4.84">
                <text:p>14.84</text:p>
              </table:table-cell>
              <table:table-cell office:value-type="float" office:value="0.198856">
                <text:p>0.19885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0.86">
                <text:p>3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9.88">
                <text:p>19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46cm" svg:height="8.991cm" xlink:href=".." xlink:type="simple" chart:class="chart:bar" chart:style-name="ch1">
        <chart:title svg:x="8.407cm" svg:y="0.315cm" chart:style-name="ch2">
          <text:p>DFT1D (parâmetro 70.000.000)</text:p>
        </chart:title>
        <chart:legend chart:legend-position="end" svg:x="16.015cm" svg:y="3.748cm" style:legend-expansion="high" chart:style-name="ch3"/>
        <chart:plot-area chart:style-name="ch4" table:cell-range-address="8_FFTW.C2:8_FFTW.F33" chart:data-source-has-labels="both" svg:x="0.462cm" svg:y="1.299cm" svg:width="15.091cm" svg:height="7.513cm">
          <chartooo:coordinate-region svg:x="1.269cm" svg:y="1.498cm" svg:width="14.053cm" svg:height="6.269cm"/>
          <chart:axis chart:dimension="x" chart:name="primary-x" chart:style-name="ch5" chartooo:axis-type="auto">
            <chartooo:date-scale/>
            <chart:categories table:cell-range-address="8_FFTW.C5:8_FFTW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E5:8_FFTW.E33" chart:label-cell-address="8_FFTW.E2:8_FFTW.E4" chart:class="chart:bar">
            <chart:data-point chart:repeated="7"/>
          </chart:series>
          <chart:series chart:style-name="ch9" chart:values-cell-range-address="8_FFTW.F5:8_FFTW.F33" chart:label-cell-address="8_FFTW.F2:8_FFTW.F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 (parâmetro 70.000.000) - Média (5 execuções) [s]</text:p>
                <draw:g>
                  <svg:desc>8_FFTW.E2:8_FFTW.E4</svg:desc>
                </draw:g>
              </table:table-cell>
              <table:table-cell office:value-type="string">
                <text:p>Desvio Padrão [s]</text:p>
                <draw:g>
                  <svg:desc>8_FFTW.F2:8_FFTW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D33</svg:desc>
                </draw:g>
              </table:table-cell>
              <table:table-cell office:value-type="float" office:value="265.890333333333">
                <text:p>265.890333333333</text:p>
                <draw:g>
                  <svg:desc>8_FFTW.E5:8_FFTW.E33</svg:desc>
                </draw:g>
              </table:table-cell>
              <table:table-cell office:value-type="float" office:value="181.649768318964">
                <text:p>181.649768318964</text:p>
                <draw:g>
                  <svg:desc>8_FFTW.F5:8_FFTW.F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1.5658">
                <text:p>11.5658</text:p>
              </table:table-cell>
              <table:table-cell office:value-type="float" office:value="0.4367490126">
                <text:p>0.4367490126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38.3616">
                <text:p>38.361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8.9424">
                <text:p>8.9424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484">
                <text:p>16.2484</text:p>
              </table:table-cell>
              <table:table-cell office:value-type="float" office:value="1.1366">
                <text:p>1.1366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5.9326">
                <text:p>5.9326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5.6794">
                <text:p>15.6794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9cm" svg:height="8.991cm" xlink:href=".." xlink:type="simple" chart:class="chart:bar" chart:style-name="ch1">
        <chart:title svg:x="7.995cm" svg:y="0.315cm" chart:style-name="ch2">
          <text:p>DFT1D_IO (parâmetro 3.000.000)</text:p>
        </chart:title>
        <chart:legend chart:legend-position="end" svg:x="15.297cm" svg:y="3.748cm" style:legend-expansion="high" chart:style-name="ch3"/>
        <chart:plot-area chart:style-name="ch4" table:cell-range-address="8_FFTW.C2:8_FFTW.C33 8_FFTW.G2:8_FFTW.H33" chart:data-source-has-labels="both" svg:x="0.455cm" svg:y="1.299cm" svg:width="14.387cm" svg:height="7.513cm">
          <chartooo:coordinate-region svg:x="1.076cm" svg:y="1.498cm" svg:width="13.49cm" svg:height="6.269cm"/>
          <chart:axis chart:dimension="x" chart:name="primary-x" chart:style-name="ch5" chartooo:axis-type="auto">
            <chartooo:date-scale/>
            <chart:categories table:cell-range-address="8_FFTW.C5:8_FFTW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G5:8_FFTW.G33" chart:label-cell-address="8_FFTW.G2:8_FFTW.G4" chart:class="chart:bar">
            <chart:data-point chart:repeated="7"/>
          </chart:series>
          <chart:series chart:style-name="ch9" chart:values-cell-range-address="8_FFTW.H5:8_FFTW.H33" chart:label-cell-address="8_FFTW.H2:8_FFTW.H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_IO (parâmetro 3.000.000) - Média (5 execuções) [s]</text:p>
                <draw:g>
                  <svg:desc>8_FFTW.G2:8_FFTW.G4</svg:desc>
                </draw:g>
              </table:table-cell>
              <table:table-cell office:value-type="string">
                <text:p>Desvio Padrão [s]</text:p>
                <draw:g>
                  <svg:desc>8_FFTW.H2:8_FFTW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C33</svg:desc>
                </draw:g>
              </table:table-cell>
              <table:table-cell office:value-type="float" office:value="34.8174">
                <text:p>34.8174</text:p>
                <draw:g>
                  <svg:desc>8_FFTW.G5:8_FFTW.G33</svg:desc>
                </draw:g>
              </table:table-cell>
              <table:table-cell office:value-type="float" office:value="1.23762607438596">
                <text:p>1.23762607438596</text:p>
                <draw:g>
                  <svg:desc>8_FFTW.H5:8_FFTW.H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25.7036">
                <text:p>25.7036</text:p>
              </table:table-cell>
              <table:table-cell office:value-type="float" office:value="0.8749547417">
                <text:p>0.8749547417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53.7389">
                <text:p>53.7389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6.8954">
                <text:p>26.8954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284">
                <text:p>16.2284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29.949">
                <text:p>29.949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4.0497">
                <text:p>14.0497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85cm" svg:height="8.996cm" xlink:href=".." xlink:type="simple" chart:class="chart:bar" chart:style-name="ch1">
        <chart:title svg:x="13.838cm" svg:y="0.315cm" chart:style-name="ch2">
          <text:p>Tempo de execução</text:p>
        </chart:title>
        <chart:legend chart:legend-position="end" svg:x="27.458cm" svg:y="3.452cm" style:legend-expansion="high" chart:style-name="ch3"/>
        <chart:plot-area chart:style-name="ch4" table:cell-range-address="6_imageMagick.C2:6_imageMagick.H34" chart:data-source-has-labels="both" svg:x="0.635cm" svg:y="1.299cm" svg:width="26.188cm" svg:height="7.518cm">
          <chartooo:coordinate-region svg:x="1.442cm" svg:y="1.498cm" svg:width="25.131cm" svg:height="6.672cm"/>
          <chart:axis chart:dimension="x" chart:name="primary-x" chart:style-name="ch5" chartooo:axis-type="auto">
            <chartooo:date-scale/>
            <chart:categories table:cell-range-address="6_imageMagick.C8:6_imageMagick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E8:6_imageMagick.E34" chart:label-cell-address="6_imageMagick.E2:6_imageMagick.E7" chart:class="chart:bar">
            <chart:data-point chart:repeated="8"/>
          </chart:series>
          <chart:series chart:style-name="ch9" chart:values-cell-range-address="6_imageMagick.F8:6_imageMagick.F34" chart:label-cell-address="6_imageMagick.F2:6_imageMagick.F7" chart:class="chart:bar">
            <chart:data-point chart:repeated="8"/>
          </chart:series>
          <chart:series chart:style-name="ch10" chart:values-cell-range-address="6_imageMagick.G8:6_imageMagick.G34" chart:label-cell-address="6_imageMagick.G2:6_imageMagick.G7" chart:class="chart:bar">
            <chart:data-point chart:repeated="8"/>
          </chart:series>
          <chart:series chart:style-name="ch11" chart:values-cell-range-address="6_imageMagick.H8:6_imageMagick.H34" chart:label-cell-address="6_imageMagick.H2:6_imageMagick.H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execução #1 (s)</text:p>
                <draw:g>
                  <svg:desc>6_imageMagick.E2:6_imageMagick.E7</svg:desc>
                </draw:g>
              </table:table-cell>
              <table:table-cell office:value-type="string">
                <text:p>Tempo execução #2 (s)</text:p>
                <draw:g>
                  <svg:desc>6_imageMagick.F2:6_imageMagick.F7</svg:desc>
                </draw:g>
              </table:table-cell>
              <table:table-cell office:value-type="string">
                <text:p>Tempo execução #3 (s)</text:p>
                <draw:g>
                  <svg:desc>6_imageMagick.G2:6_imageMagick.G7</svg:desc>
                </draw:g>
              </table:table-cell>
              <table:table-cell office:value-type="string">
                <text:p>Tempo execução #4 (s)</text:p>
                <draw:g>
                  <svg:desc>6_imageMagick.H2:6_imageMagick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D34</svg:desc>
                </draw:g>
              </table:table-cell>
              <table:table-cell office:value-type="float" office:value="30.68709593">
                <text:p>30.68709593</text:p>
                <draw:g>
                  <svg:desc>6_imageMagick.E8:6_imageMagick.E34</svg:desc>
                </draw:g>
              </table:table-cell>
              <table:table-cell office:value-type="float" office:value="45.73278606">
                <text:p>45.73278606</text:p>
                <draw:g>
                  <svg:desc>6_imageMagick.F8:6_imageMagick.F34</svg:desc>
                </draw:g>
              </table:table-cell>
              <table:table-cell office:value-type="float" office:value="10.03978277">
                <text:p>10.03978277</text:p>
                <draw:g>
                  <svg:desc>6_imageMagick.G8:6_imageMagick.G34</svg:desc>
                </draw:g>
              </table:table-cell>
              <table:table-cell office:value-type="float" office:value="23.95558501">
                <text:p>23.95558501</text:p>
                <draw:g>
                  <svg:desc>6_imageMagick.H8:6_imageMagick.H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25.5976589">
                <text:p>125.5976589</text:p>
              </table:table-cell>
              <table:table-cell office:value-type="float" office:value="111.6523577">
                <text:p>111.6523577</text:p>
              </table:table-cell>
              <table:table-cell office:value-type="float" office:value="12.7589977">
                <text:p>12.7589977</text:p>
              </table:table-cell>
              <table:table-cell office:value-type="float" office:value="38.36012319">
                <text:p>38.3601231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29970084">
                <text:p>10.29970084</text:p>
              </table:table-cell>
              <table:table-cell office:value-type="float" office:value="22.67460494">
                <text:p>22.67460494</text:p>
              </table:table-cell>
              <table:table-cell office:value-type="float" office:value="86.51650059">
                <text:p>86.51650059</text:p>
              </table:table-cell>
              <table:table-cell office:value-type="float" office:value="74.25917966">
                <text:p>74.25917966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53140417">
                <text:p>12.53140417</text:p>
              </table:table-cell>
              <table:table-cell office:value-type="float" office:value="58.90570496">
                <text:p>58.90570496</text:p>
              </table:table-cell>
              <table:table-cell office:value-type="float" office:value="127.021924">
                <text:p>127.021924</text:p>
              </table:table-cell>
              <table:table-cell office:value-type="float" office:value="112.6003579">
                <text:p>112.6003579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27.2135043">
                <text:p>127.2135043</text:p>
              </table:table-cell>
              <table:table-cell office:value-type="float" office:value="111.6438665">
                <text:p>111.6438665</text:p>
              </table:table-cell>
              <table:table-cell office:value-type="float" office:value="14.52054618">
                <text:p>14.52054618</text:p>
              </table:table-cell>
              <table:table-cell office:value-type="float" office:value="38.18945062">
                <text:p>38.18945062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1.681">
                <text:p>31.681</text:p>
              </table:table-cell>
              <table:table-cell office:value-type="float" office:value="53.539">
                <text:p>53.539</text:p>
              </table:table-cell>
              <table:table-cell office:value-type="float" office:value="10.755">
                <text:p>10.755</text:p>
              </table:table-cell>
              <table:table-cell office:value-type="float" office:value="30.072">
                <text:p>30.072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5.38">
                <text:p>25.38</text:p>
              </table:table-cell>
              <table:table-cell office:value-type="float" office:value="49.935">
                <text:p>49.935</text:p>
              </table:table-cell>
              <table:table-cell office:value-type="float" office:value="8.723">
                <text:p>8.723</text:p>
              </table:table-cell>
              <table:table-cell office:value-type="float" office:value="23.755">
                <text:p>23.755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39.12942893">
                <text:p>39.12942893</text:p>
              </table:table-cell>
              <table:table-cell office:value-type="float" office:value="175.6376243">
                <text:p>175.6376243</text:p>
              </table:table-cell>
              <table:table-cell office:value-type="float" office:value="215.102165">
                <text:p>215.102165</text:p>
              </table:table-cell>
              <table:table-cell office:value-type="float" office:value="336.9009071">
                <text:p>336.90090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63cm" svg:height="8.996cm" xlink:href=".." xlink:type="simple" chart:class="chart:bar" chart:style-name="ch1">
        <chart:title svg:x="14.376cm" svg:y="0.315cm" chart:style-name="ch2">
          <text:p>Task-clock</text:p>
        </chart:title>
        <chart:legend chart:legend-position="end" svg:x="27.08cm" svg:y="3.452cm" style:legend-expansion="high" chart:style-name="ch3"/>
        <chart:plot-area chart:style-name="ch4" table:cell-range-address="6_imageMagick.C2:6_imageMagick.C34 6_imageMagick.I2:6_imageMagick.L34" chart:data-source-has-labels="both" svg:x="0.621cm" svg:y="1.299cm" svg:width="25.838cm" svg:height="7.518cm">
          <chartooo:coordinate-region svg:x="1.348cm" svg:y="1.498cm" svg:width="24.844cm" svg:height="6.672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I8:6_imageMagick.I34" chart:label-cell-address="6_imageMagick.I2:6_imageMagick.I7" chart:class="chart:bar">
            <chart:data-point chart:repeated="8"/>
          </chart:series>
          <chart:series chart:style-name="ch9" chart:values-cell-range-address="6_imageMagick.J8:6_imageMagick.J34" chart:label-cell-address="6_imageMagick.J2:6_imageMagick.J7" chart:class="chart:bar">
            <chart:data-point chart:repeated="8"/>
          </chart:series>
          <chart:series chart:style-name="ch10" chart:values-cell-range-address="6_imageMagick.K8:6_imageMagick.K34" chart:label-cell-address="6_imageMagick.K2:6_imageMagick.K7" chart:class="chart:bar">
            <chart:data-point chart:repeated="8"/>
          </chart:series>
          <chart:series chart:style-name="ch11" chart:values-cell-range-address="6_imageMagick.L8:6_imageMagick.L34" chart:label-cell-address="6_imageMagick.L2:6_imageMagick.L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clock #1 (msec)</text:p>
                <draw:g>
                  <svg:desc>6_imageMagick.I2:6_imageMagick.I7</svg:desc>
                </draw:g>
              </table:table-cell>
              <table:table-cell office:value-type="string">
                <text:p>task-clock #2 (msec)</text:p>
                <draw:g>
                  <svg:desc>6_imageMagick.J2:6_imageMagick.J7</svg:desc>
                </draw:g>
              </table:table-cell>
              <table:table-cell office:value-type="string">
                <text:p>task-clock #3 (msec)</text:p>
                <draw:g>
                  <svg:desc>6_imageMagick.K2:6_imageMagick.K7</svg:desc>
                </draw:g>
              </table:table-cell>
              <table:table-cell office:value-type="string">
                <text:p>task-clock #4 (msec)</text:p>
                <draw:g>
                  <svg:desc>6_imageMagick.L2:6_imageMagick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267">
                <text:p>1.267</text:p>
                <draw:g>
                  <svg:desc>6_imageMagick.I8:6_imageMagick.I34</svg:desc>
                </draw:g>
              </table:table-cell>
              <table:table-cell office:value-type="float" office:value="1.811">
                <text:p>1.811</text:p>
                <draw:g>
                  <svg:desc>6_imageMagick.J8:6_imageMagick.J34</svg:desc>
                </draw:g>
              </table:table-cell>
              <table:table-cell office:value-type="float" office:value="1.114">
                <text:p>1.114</text:p>
                <draw:g>
                  <svg:desc>6_imageMagick.K8:6_imageMagick.K34</svg:desc>
                </draw:g>
              </table:table-cell>
              <table:table-cell office:value-type="float" office:value="2.545">
                <text:p>2.545</text:p>
                <draw:g>
                  <svg:desc>6_imageMagick.L8:6_imageMagick.L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08">
                <text:p>1.008</text:p>
              </table:table-cell>
              <table:table-cell office:value-type="float" office:value="1.354">
                <text:p>1.354</text:p>
              </table:table-cell>
              <table:table-cell office:value-type="float" office:value="1.072">
                <text:p>1.07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186">
                <text:p>1.186</text:p>
              </table:table-cell>
              <table:table-cell office:value-type="float" office:value="2.429">
                <text:p>2.429</text:p>
              </table:table-cell>
              <table:table-cell office:value-type="float" office:value="1.015">
                <text:p>1.015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105">
                <text:p>1.105</text:p>
              </table:table-cell>
              <table:table-cell office:value-type="float" office:value="1.457">
                <text:p>1.457</text:p>
              </table:table-cell>
              <table:table-cell office:value-type="float" office:value="1.008">
                <text:p>1.008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">
                <text:p>1</text:p>
              </table:table-cell>
              <table:table-cell office:value-type="float" office:value="1.327">
                <text:p>1.327</text:p>
              </table:table-cell>
              <table:table-cell office:value-type="float" office:value="0.935">
                <text:p>0.93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227">
                <text:p>1.227</text:p>
              </table:table-cell>
              <table:table-cell office:value-type="float" office:value="1.517">
                <text:p>1.517</text:p>
              </table:table-cell>
              <table:table-cell office:value-type="float" office:value="1.116">
                <text:p>1.116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027">
                <text:p>1.027</text:p>
              </table:table-cell>
              <table:table-cell office:value-type="float" office:value="1.341">
                <text:p>1.341</text:p>
              </table:table-cell>
              <table:table-cell office:value-type="float" office:value="1.068">
                <text:p>1.068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081">
                <text:p>1.081</text:p>
              </table:table-cell>
              <table:table-cell office:value-type="float" office:value="1.359">
                <text:p>1.359</text:p>
              </table:table-cell>
              <table:table-cell office:value-type="float" office:value="1.082">
                <text:p>1.082</text:p>
              </table:table-cell>
              <table:table-cell office:value-type="float" office:value="1.137">
                <text:p>1.1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92cm" svg:height="8.995cm" xlink:href=".." xlink:type="simple" chart:class="chart:bar" chart:style-name="ch1">
        <chart:title svg:x="14.775cm" svg:y="0.315cm" chart:style-name="ch2">
          <text:p>Cycles</text:p>
        </chart:title>
        <chart:legend chart:legend-position="end" svg:x="27.797cm" svg:y="3.451cm" style:legend-expansion="high" chart:style-name="ch3"/>
        <chart:plot-area chart:style-name="ch4" table:cell-range-address="6_imageMagick.C2:6_imageMagick.C34 6_imageMagick.M2:6_imageMagick.P34" chart:data-source-has-labels="both" svg:x="0.621cm" svg:y="1.299cm" svg:width="26.555cm" svg:height="7.517cm">
          <chartooo:coordinate-region svg:x="1.348cm" svg:y="1.498cm" svg:width="25.606cm" svg:height="6.671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M8:6_imageMagick.M34" chart:label-cell-address="6_imageMagick.M2:6_imageMagick.M7" chart:class="chart:bar">
            <chart:data-point chart:repeated="8"/>
          </chart:series>
          <chart:series chart:style-name="ch9" chart:values-cell-range-address="6_imageMagick.N8:6_imageMagick.N34" chart:label-cell-address="6_imageMagick.N2:6_imageMagick.N7" chart:class="chart:bar">
            <chart:data-point chart:repeated="8"/>
          </chart:series>
          <chart:series chart:style-name="ch10" chart:values-cell-range-address="6_imageMagick.O8:6_imageMagick.O34" chart:label-cell-address="6_imageMagick.O2:6_imageMagick.O7" chart:class="chart:bar">
            <chart:data-point chart:repeated="8"/>
          </chart:series>
          <chart:series chart:style-name="ch11" chart:values-cell-range-address="6_imageMagick.P8:6_imageMagick.P34" chart:label-cell-address="6_imageMagick.P2:6_imageMagick.P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 #1 (GHz)</text:p>
                <draw:g>
                  <svg:desc>6_imageMagick.M2:6_imageMagick.M7</svg:desc>
                </draw:g>
              </table:table-cell>
              <table:table-cell office:value-type="string">
                <text:p>cycles #2 (GHz)</text:p>
                <draw:g>
                  <svg:desc>6_imageMagick.N2:6_imageMagick.N7</svg:desc>
                </draw:g>
              </table:table-cell>
              <table:table-cell office:value-type="string">
                <text:p>cycles #3 (GHz)</text:p>
                <draw:g>
                  <svg:desc>6_imageMagick.O2:6_imageMagick.O7</svg:desc>
                </draw:g>
              </table:table-cell>
              <table:table-cell office:value-type="string">
                <text:p>cycles #4 (GHz)</text:p>
                <draw:g>
                  <svg:desc>6_imageMagick.P2:6_imageMagick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2.867">
                <text:p>2.867</text:p>
                <draw:g>
                  <svg:desc>6_imageMagick.M8:6_imageMagick.M34</svg:desc>
                </draw:g>
              </table:table-cell>
              <table:table-cell office:value-type="float" office:value="2.908">
                <text:p>2.908</text:p>
                <draw:g>
                  <svg:desc>6_imageMagick.N8:6_imageMagick.N34</svg:desc>
                </draw:g>
              </table:table-cell>
              <table:table-cell office:value-type="float" office:value="3.009">
                <text:p>3.009</text:p>
                <draw:g>
                  <svg:desc>6_imageMagick.O8:6_imageMagick.O34</svg:desc>
                </draw:g>
              </table:table-cell>
              <table:table-cell office:value-type="float" office:value="2.867">
                <text:p>2.867</text:p>
                <draw:g>
                  <svg:desc>6_imageMagick.P8:6_imageMagick.P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2.658">
                <text:p>2.658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.922">
                <text:p>2.922</text:p>
              </table:table-cell>
              <table:table-cell office:value-type="float" office:value="2.429">
                <text:p>2.429</text:p>
              </table:table-cell>
              <table:table-cell office:value-type="float" office:value="3.023">
                <text:p>3.023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654">
                <text:p>2.654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.61">
                <text:p>2.61</text:p>
              </table:table-cell>
              <table:table-cell office:value-type="float" office:value="2.576">
                <text:p>2.576</text:p>
              </table:table-cell>
              <table:table-cell office:value-type="float" office:value="2.63">
                <text:p>2.63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3.42">
                <text:p>3.42</text:p>
              </table:table-cell>
              <table:table-cell office:value-type="float" office:value="3.43">
                <text:p>3.43</text:p>
              </table:table-cell>
              <table:table-cell office:value-type="float" office:value="3.408">
                <text:p>3.408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  <table:table-cell office:value-type="float" office:value="1.653">
                <text:p>1.653</text:p>
              </table:table-cell>
              <table:table-cell office:value-type="float" office:value="1.652">
                <text:p>1.6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32cm" svg:height="8.995cm" xlink:href=".." xlink:type="simple" chart:class="chart:bar" chart:style-name="ch1">
        <chart:title svg:x="14.169cm" svg:y="0.315cm" chart:style-name="ch2">
          <text:p>Instructions</text:p>
        </chart:title>
        <chart:legend chart:legend-position="end" svg:x="26.902cm" svg:y="3.451cm" style:legend-expansion="high" chart:style-name="ch3"/>
        <chart:plot-area chart:style-name="ch4" table:cell-range-address="6_imageMagick.C2:6_imageMagick.C34 6_imageMagick.Q2:6_imageMagick.T34" chart:data-source-has-labels="both" svg:x="0.616cm" svg:y="1.299cm" svg:width="25.67cm" svg:height="7.517cm">
          <chartooo:coordinate-region svg:x="1.343cm" svg:y="1.498cm" svg:width="24.665cm" svg:height="6.273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Q8:6_imageMagick.Q34" chart:label-cell-address="6_imageMagick.Q2:6_imageMagick.Q7" chart:class="chart:bar">
            <chart:data-point chart:repeated="8"/>
          </chart:series>
          <chart:series chart:style-name="ch9" chart:values-cell-range-address="6_imageMagick.R8:6_imageMagick.R34" chart:label-cell-address="6_imageMagick.R2:6_imageMagick.R7" chart:class="chart:bar">
            <chart:data-point chart:repeated="8"/>
          </chart:series>
          <chart:series chart:style-name="ch10" chart:values-cell-range-address="6_imageMagick.S8:6_imageMagick.S34" chart:label-cell-address="6_imageMagick.S2:6_imageMagick.S7" chart:class="chart:bar">
            <chart:data-point chart:repeated="8"/>
          </chart:series>
          <chart:series chart:style-name="ch11" chart:values-cell-range-address="6_imageMagick.T8:6_imageMagick.T34" chart:label-cell-address="6_imageMagick.T2:6_imageMagick.T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ctions #1 (IPC)</text:p>
                <draw:g>
                  <svg:desc>6_imageMagick.Q2:6_imageMagick.Q7</svg:desc>
                </draw:g>
              </table:table-cell>
              <table:table-cell office:value-type="string">
                <text:p>Instructions #2 (IPC)</text:p>
                <draw:g>
                  <svg:desc>6_imageMagick.R2:6_imageMagick.R7</svg:desc>
                </draw:g>
              </table:table-cell>
              <table:table-cell office:value-type="string">
                <text:p>Instructions #3 (IPC)</text:p>
                <draw:g>
                  <svg:desc>6_imageMagick.S2:6_imageMagick.S7</svg:desc>
                </draw:g>
              </table:table-cell>
              <table:table-cell office:value-type="string">
                <text:p>Instructions #4 (IPC)</text:p>
                <draw:g>
                  <svg:desc>6_imageMagick.T2:6_imageMagick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67">
                <text:p>1.67</text:p>
                <draw:g>
                  <svg:desc>6_imageMagick.Q8:6_imageMagick.Q34</svg:desc>
                </draw:g>
              </table:table-cell>
              <table:table-cell office:value-type="float" office:value="0.96">
                <text:p>0.96</text:p>
                <draw:g>
                  <svg:desc>6_imageMagick.R8:6_imageMagick.R34</svg:desc>
                </draw:g>
              </table:table-cell>
              <table:table-cell office:value-type="float" office:value="1.28">
                <text:p>1.28</text:p>
                <draw:g>
                  <svg:desc>6_imageMagick.S8:6_imageMagick.S34</svg:desc>
                </draw:g>
              </table:table-cell>
              <table:table-cell office:value-type="float" office:value="0.89">
                <text:p>0.89</text:p>
                <draw:g>
                  <svg:desc>6_imageMagick.T8:6_imageMagick.T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4">
                <text:p>1.04</text:p>
              </table:table-cell>
              <table:table-cell office:value-type="float" office:value="1.12">
                <text:p>1.12</text:p>
              </table:table-cell>
              <table:table-cell office:value-type="float" office:value="1.22">
                <text:p>1.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22">
                <text:p>1.22</text:p>
              </table:table-cell>
              <table:table-cell office:value-type="float" office:value="1.34">
                <text:p>1.34</text:p>
              </table:table-cell>
              <table:table-cell office:value-type="float" office:value="1.29">
                <text:p>1.2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21">
                <text:p>1.21</text:p>
              </table:table-cell>
              <table:table-cell office:value-type="float" office:value="1.13">
                <text:p>1.13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.03">
                <text:p>1.03</text:p>
              </table:table-cell>
              <table:table-cell office:value-type="float" office:value="1.15">
                <text:p>1.15</text:p>
              </table:table-cell>
              <table:table-cell office:value-type="float" office:value="1.23">
                <text:p>1.2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91">
                <text:p>1.91</text:p>
              </table:table-cell>
              <table:table-cell office:value-type="float" office:value="1.08">
                <text:p>1.08</text:p>
              </table:table-cell>
              <table:table-cell office:value-type="float" office:value="1.37">
                <text:p>1.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98">
                <text:p>1.98</text:p>
              </table:table-cell>
              <table:table-cell office:value-type="float" office:value="1.71">
                <text:p>1.71</text:p>
              </table:table-cell>
              <table:table-cell office:value-type="float" office:value="1.37">
                <text:p>1.3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63">
                <text:p>0.63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41cm" svg:height="8.995cm" xlink:href=".." xlink:type="simple" chart:class="chart:bar" chart:column-mapping="0" chart:style-name="ch1">
        <chart:title svg:x="12.817cm" svg:y="0.315cm" chart:style-name="ch2">
          <text:p>Performance de disco</text:p>
        </chart:title>
        <chart:legend chart:legend-position="end" svg:x="25.073cm" svg:y="3.949cm" style:legend-expansion="high" chart:style-name="ch3"/>
        <chart:plot-area chart:style-name="ch4" table:cell-range-address="1_Genetic.C5:1_Genetic.C32 1_Genetic.F2:1_Genetic.G32" chart:data-source-has-labels="both" svg:x="0.602cm" svg:y="1.299cm" svg:width="23.869cm" svg:height="7.517cm">
          <chartooo:coordinate-region svg:x="1.409cm" svg:y="1.498cm" svg:width="22.728cm" svg:height="6.273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F5:1_Genetic.F32" chart:label-cell-address="1_Genetic.F2:1_Genetic.F4" chart:class="chart:bar">
            <chart:data-point chart:repeated="11"/>
          </chart:series>
          <chart:series chart:style-name="ch9" chart:values-cell-range-address="1_Genetic.G5:1_Genetic.G32" chart:label-cell-address="1_Genetic.G2:1_Genetic.G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ce de disco (MB/s)</text:p>
                <draw:g>
                  <svg:desc>1_Genetic.F2:1_Genetic.F4</svg:desc>
                </draw:g>
              </table:table-cell>
              <table:table-cell office:value-type="string">
                <text:p>Desvio padrão(MB/s)</text:p>
                <draw:g>
                  <svg:desc>1_Genetic.G2:1_Genetic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78.3022">
                <text:p>78.3022</text:p>
                <draw:g>
                  <svg:desc>1_Genetic.F5:1_Genetic.F32</svg:desc>
                </draw:g>
              </table:table-cell>
              <table:table-cell office:value-type="float" office:value="14.17102867">
                <text:p>14.17102867</text:p>
                <draw:g>
                  <svg:desc>1_Genetic.G5:1_Genetic.G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25.6797">
                <text:p>25.6797</text:p>
              </table:table-cell>
              <table:table-cell office:value-type="float" office:value="1.921797425">
                <text:p>1.921797425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133.61">
                <text:p>133.61</text:p>
              </table:table-cell>
              <table:table-cell office:value-type="float" office:value="7.58266">
                <text:p>7.58266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41.7085">
                <text:p>41.7085</text:p>
              </table:table-cell>
              <table:table-cell office:value-type="float" office:value="15.54739019">
                <text:p>15.54739019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96.9526">
                <text:p>96.9526</text:p>
              </table:table-cell>
              <table:table-cell office:value-type="float" office:value="9.182358789">
                <text:p>9.182358789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4.41">
                <text:p>8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81.6">
                <text:p>81.6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06.73">
                <text:p>106.73</text:p>
              </table:table-cell>
              <table:table-cell office:value-type="float" office:value="12.396">
                <text:p>12.39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56.627">
                <text:p>56.627</text:p>
              </table:table-cell>
              <table:table-cell office:value-type="float" office:value="4.919">
                <text:p>4.91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101.34">
                <text:p>101.34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58.242">
                <text:p>58.242</text:p>
              </table:table-cell>
              <table:table-cell office:value-type="float" office:value="19.199">
                <text:p>19.19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36cm" svg:height="8.995cm" xlink:href=".." xlink:type="simple" chart:class="chart:bar" chart:column-mapping="0" chart:style-name="ch1">
        <chart:title svg:x="12.473cm" svg:y="0.315cm" chart:style-name="ch2">
          <text:p>Page faults</text:p>
        </chart:title>
        <chart:legend chart:legend-position="end" svg:x="23.168cm" svg:y="3.949cm" style:legend-expansion="high" chart:style-name="ch3"/>
        <chart:plot-area chart:style-name="ch4" table:cell-range-address="2_ffmpeg.C7:2_ffmpeg.C28 2_ffmpeg.G2:2_ffmpeg.H28" chart:data-source-has-labels="both" svg:x="0.546cm" svg:y="1.299cm" svg:width="22.076cm" svg:height="7.517cm">
          <chartooo:coordinate-region svg:x="1.723cm" svg:y="1.498cm" svg:width="20.527cm" svg:height="6.273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G7:2_ffmpeg.G28" chart:label-cell-address="2_ffmpeg.G2:2_ffmpeg.G6" chart:class="chart:bar">
            <chart:data-point chart:repeated="12"/>
          </chart:series>
          <chart:series chart:style-name="ch9" chart:values-cell-range-address="2_ffmpeg.H7:2_ffmpeg.H28" chart:label-cell-address="2_ffmpeg.H2:2_ffmpeg.H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-faults:HG</text:p>
                <draw:g>
                  <svg:desc>2_ffmpeg.G2:2_ffmpeg.G6</svg:desc>
                </draw:g>
              </table:table-cell>
              <table:table-cell office:value-type="string">
                <text:p>DesvPad page-fault(s)</text:p>
                <draw:g>
                  <svg:desc>2_ffmpeg.H2:2_ffmpeg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9618">
                <text:p>29618</text:p>
                <draw:g>
                  <svg:desc>2_ffmpeg.G7:2_ffmpeg.G28</svg:desc>
                </draw:g>
              </table:table-cell>
              <table:table-cell office:value-type="float" office:value="NaN">
                <text:p>NaN</text:p>
                <draw:g>
                  <svg:desc>2_ffmpeg.H7:2_ffmpeg.H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6470">
                <text:p>16470</text:p>
              </table:table-cell>
              <table:table-cell office:value-type="float" office:value="77.409">
                <text:p>77.40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2112">
                <text:p>1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9942">
                <text:p>29942</text:p>
              </table:table-cell>
              <table:table-cell office:value-type="float" office:value="2.9942">
                <text:p>2.9942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6509">
                <text:p>1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4145">
                <text:p>1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5168">
                <text:p>2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057">
                <text:p>21057</text:p>
              </table:table-cell>
              <table:table-cell office:value-type="float" office:value="2.1057">
                <text:p>2.105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5172">
                <text:p>25172</text:p>
              </table:table-cell>
              <table:table-cell office:value-type="float" office:value="70.4816">
                <text:p>70.481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6225">
                <text:p>1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0475">
                <text:p>204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83cm" svg:height="9.109cm" xlink:href=".." xlink:type="simple" chart:class="chart:bar" chart:column-mapping="0" chart:style-name="ch1">
        <chart:title svg:x="12.369cm" svg:y="0.318cm" chart:style-name="ch2">
          <text:p>Stalled cycles</text:p>
        </chart:title>
        <chart:legend chart:legend-position="end" svg:x="22.853cm" svg:y="4.006cm" style:legend-expansion="high" chart:style-name="ch3"/>
        <chart:plot-area chart:style-name="ch4" table:cell-range-address="2_ffmpeg.C7:2_ffmpeg.C29 2_ffmpeg.I2:2_ffmpeg.J29" chart:data-source-has-labels="both" svg:x="0.553cm" svg:y="1.305cm" svg:width="21.747cm" svg:height="7.622cm">
          <chartooo:coordinate-region svg:x="3.027cm" svg:y="1.504cm" svg:width="18.833cm" svg:height="6.378cm"/>
          <chart:axis chart:dimension="x" chart:name="primary-x" chart:style-name="ch5" chartooo:axis-type="auto">
            <chartooo:date-scale/>
            <chart:categories table:cell-range-address="2_ffmpeg.C7:2_ffmpeg.C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I7:2_ffmpeg.I29" chart:label-cell-address="2_ffmpeg.I2:2_ffmpeg.I6" chart:class="chart:bar">
            <chart:data-point chart:repeated="12"/>
          </chart:series>
          <chart:series chart:style-name="ch9" chart:values-cell-range-address="2_ffmpeg.J7:2_ffmpeg.J29" chart:label-cell-address="2_ffmpeg.J2:2_ffmpeg.J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ed-cycles-frontend:HG</text:p>
                <draw:g>
                  <svg:desc>2_ffmpeg.I2:2_ffmpeg.I6</svg:desc>
                </draw:g>
              </table:table-cell>
              <table:table-cell office:value-type="string">
                <text:p>DesvPad stalled-cycles</text:p>
                <draw:g>
                  <svg:desc>2_ffmpeg.J2:2_ffmpeg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9</svg:desc>
                </draw:g>
              </table:table-cell>
              <table:table-cell office:value-type="float" office:value="149800000000">
                <text:p>149800000000</text:p>
                <draw:g>
                  <svg:desc>2_ffmpeg.I7:2_ffmpeg.I29</svg:desc>
                </draw:g>
              </table:table-cell>
              <table:table-cell office:value-type="float" office:value="800000000">
                <text:p>800000000</text:p>
                <draw:g>
                  <svg:desc>2_ffmpeg.J7:2_ffmpeg.J29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7250666347">
                <text:p>17250666347</text:p>
              </table:table-cell>
              <table:table-cell office:value-type="float" office:value="120754664.429">
                <text:p>120754664.42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51897596080">
                <text:p>151897596080</text:p>
              </table:table-cell>
              <table:table-cell office:value-type="float" office:value="425313269.024">
                <text:p>425313269.02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48666657714">
                <text:p>14866665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69cm" svg:height="8.996cm" xlink:href=".." xlink:type="simple" chart:class="chart:bar" chart:column-mapping="0" chart:style-name="ch1">
        <chart:title svg:x="10.836cm" svg:y="0.315cm" chart:style-name="ch2">
          <text:p>L1-dcache-load-misses</text:p>
        </chart:title>
        <chart:legend chart:legend-position="end" svg:x="20.66cm" svg:y="3.95cm" style:legend-expansion="high" chart:style-name="ch3"/>
        <chart:plot-area chart:style-name="ch4" table:cell-range-address="2_ffmpeg.C7:2_ffmpeg.C28 2_ffmpeg.K2:2_ffmpeg.L28" chart:data-source-has-labels="both" svg:x="0.529cm" svg:y="1.299cm" svg:width="19.602cm" svg:height="7.518cm">
          <chartooo:coordinate-region svg:x="2.817cm" svg:y="1.498cm" svg:width="16.791cm" svg:height="6.274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K7:2_ffmpeg.K28" chart:label-cell-address="2_ffmpeg.K2:2_ffmpeg.K6" chart:class="chart:bar">
            <chart:data-point chart:repeated="12"/>
          </chart:series>
          <chart:series chart:style-name="ch9" chart:values-cell-range-address="2_ffmpeg.L7:2_ffmpeg.L28" chart:label-cell-address="2_ffmpeg.L2:2_ffmpeg.L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-dcache-load-misses:HG</text:p>
                <draw:g>
                  <svg:desc>2_ffmpeg.K2:2_ffmpeg.K6</svg:desc>
                </draw:g>
              </table:table-cell>
              <table:table-cell office:value-type="string">
                <text:p>DesvPad L1-dcahce-load-misses</text:p>
                <draw:g>
                  <svg:desc>2_ffmpeg.L2:2_ffmpeg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3770000000">
                <text:p>23770000000</text:p>
                <draw:g>
                  <svg:desc>2_ffmpeg.K7:2_ffmpeg.K28</svg:desc>
                </draw:g>
              </table:table-cell>
              <table:table-cell office:value-type="float" office:value="90000000">
                <text:p>90000000</text:p>
                <draw:g>
                  <svg:desc>2_ffmpeg.L7:2_ffmpeg.L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18315918">
                <text:p>918315918</text:p>
              </table:table-cell>
              <table:table-cell office:value-type="float" office:value="11754443.7504">
                <text:p>11754443.7504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2119978252">
                <text:p>2119978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31634416">
                <text:p>2531634416</text:p>
              </table:table-cell>
              <table:table-cell office:value-type="float" office:value="10379701.1056">
                <text:p>10379701.1056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315532150">
                <text:p>2315532150</text:p>
              </table:table-cell>
              <table:table-cell office:value-type="float" office:value="3704851.44">
                <text:p>3704851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2358000000">
                <text:p>2358000000</text:p>
              </table:table-cell>
              <table:table-cell office:value-type="float" office:value="6500000000">
                <text:p>6500000000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307322153">
                <text:p>230732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56530201">
                <text:p>2156530201</text:p>
              </table:table-cell>
              <table:table-cell office:value-type="float" office:value="3666101.3417">
                <text:p>3666101.341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481891508">
                <text:p>2481891508</text:p>
              </table:table-cell>
              <table:table-cell office:value-type="float" office:value="5460161.3176">
                <text:p>5460161.317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08186738">
                <text:p>260818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234062095">
                <text:p>12340620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55cm" svg:height="9.003cm" xlink:href=".." xlink:type="simple" chart:class="chart:bar" chart:style-name="ch1">
        <chart:title svg:x="12.546cm" svg:y="0.316cm" chart:style-name="ch2">
          <text:p>Tempo</text:p>
        </chart:title>
        <chart:legend chart:legend-position="end" svg:x="22.837cm" svg:y="3.704cm" style:legend-expansion="high" chart:style-name="ch3"/>
        <chart:plot-area chart:style-name="ch4" table:cell-range-address="3_convolucao.C7:3_convolucao.G33 3_convolucao.E2:3_convolucao.G6" chart:data-source-has-labels="both" svg:x="0.531cm" svg:y="1.301cm" svg:width="21.775cm" svg:height="7.522cm">
          <chartooo:coordinate-region svg:x="1.338cm" svg:y="1.501cm" svg:width="20.69cm" svg:height="6.277cm"/>
          <chart:axis chart:dimension="x" chart:name="primary-x" chart:style-name="ch5" chartooo:axis-type="auto">
            <chartooo:date-scale/>
            <chart:categories table:cell-range-address="3_convolucao.C7:3_convolucao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E7:3_convolucao.E33" chart:label-cell-address="3_convolucao.E2:3_convolucao.E6" chart:class="chart:bar">
            <chart:data-point chart:repeated="11"/>
          </chart:series>
          <chart:series chart:style-name="ch9" chart:values-cell-range-address="3_convolucao.F7:3_convolucao.F33" chart:label-cell-address="3_convolucao.F2:3_convolucao.F6" chart:class="chart:bar">
            <chart:data-point chart:repeated="11"/>
          </chart:series>
          <chart:series chart:style-name="ch10" chart:values-cell-range-address="3_convolucao.G7:3_convolucao.G33" chart:label-cell-address="3_convolucao.G2:3_convolucao.G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tempo (s)</text:p>
                <draw:g>
                  <svg:desc>3_convolucao.E2:3_convolucao.E6</svg:desc>
                </draw:g>
              </table:table-cell>
              <table:table-cell office:value-type="string">
                <text:p>tempo médio (s)</text:p>
                <draw:g>
                  <svg:desc>3_convolucao.F2:3_convolucao.F6</svg:desc>
                </draw:g>
              </table:table-cell>
              <table:table-cell office:value-type="string">
                <text:p>DesvPad tempo (s)</text:p>
                <draw:g>
                  <svg:desc>3_convolucao.G2:3_convolucao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D33</svg:desc>
                </draw:g>
              </table:table-cell>
              <table:table-cell office:value-type="float" office:value="7.45">
                <text:p>7.45</text:p>
                <draw:g>
                  <svg:desc>3_convolucao.E7:3_convolucao.E33</svg:desc>
                </draw:g>
              </table:table-cell>
              <table:table-cell office:value-type="float" office:value="7.98">
                <text:p>7.98</text:p>
                <draw:g>
                  <svg:desc>3_convolucao.F7:3_convolucao.F33</svg:desc>
                </draw:g>
              </table:table-cell>
              <table:table-cell office:value-type="float" office:value="0.8">
                <text:p>0.8</text:p>
                <draw:g>
                  <svg:desc>3_convolucao.G7:3_convolucao.G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3.2">
                <text:p>13.2</text:p>
              </table:table-cell>
              <table:table-cell office:value-type="float" office:value="13.7">
                <text:p>13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7.7">
                <text:p>7.7</text:p>
              </table:table-cell>
              <table:table-cell office:value-type="float" office:value="7.9">
                <text:p>7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.7">
                <text:p>8.7</text:p>
              </table:table-cell>
              <table:table-cell office:value-type="float" office:value="36.3">
                <text:p>36.3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0.194">
                <text:p>10.194</text:p>
              </table:table-cell>
              <table:table-cell office:value-type="float" office:value="10.46">
                <text:p>1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60.5">
                <text:p>60.5</text:p>
              </table:table-cell>
              <table:table-cell office:value-type="float" office:value="89.6">
                <text:p>89.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3">
                <text:p>7.3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21.1">
                <text:p>121.1</text:p>
              </table:table-cell>
              <table:table-cell office:value-type="float" office:value="123.7">
                <text:p>12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1.658">
                <text:p>11.658</text:p>
              </table:table-cell>
              <table:table-cell office:value-type="float" office:value="14.176">
                <text:p>1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5.07">
                <text:p>5.07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3.47">
                <text:p>23.47</text:p>
              </table:table-cell>
              <table:table-cell office:value-type="float" office:value="25.314">
                <text:p>25.3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57cm" svg:height="9.003cm" xlink:href=".." xlink:type="simple" chart:class="chart:bar" chart:column-mapping="0 1" chart:style-name="ch1">
        <chart:title svg:x="11.944cm" svg:y="0.316cm" chart:style-name="ch2">
          <text:p>Escrita</text:p>
        </chart:title>
        <chart:legend chart:legend-position="end" svg:x="19.992cm" svg:y="3.704cm" style:legend-expansion="high" chart:style-name="ch3"/>
        <chart:plot-area chart:style-name="ch4" table:cell-range-address="3_convolucao.C7:3_convolucao.C33 3_convolucao.H2:3_convolucao.J33" chart:data-source-has-labels="both" svg:x="0.509cm" svg:y="1.301cm" svg:width="18.974cm" svg:height="7.522cm">
          <chartooo:coordinate-region svg:x="1.501cm" svg:y="1.501cm" svg:width="17.567cm" svg:height="6.277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H7:3_convolucao.H33" chart:label-cell-address="3_convolucao.H2:3_convolucao.H6" chart:class="chart:bar">
            <chart:data-point chart:repeated="11"/>
          </chart:series>
          <chart:series chart:style-name="ch9" chart:values-cell-range-address="3_convolucao.I7:3_convolucao.I33" chart:label-cell-address="3_convolucao.I2:3_convolucao.I6" chart:class="chart:bar">
            <chart:data-point chart:repeated="11"/>
          </chart:series>
          <chart:series chart:style-name="ch10" chart:values-cell-range-address="3_convolucao.J7:3_convolucao.J33" chart:label-cell-address="3_convolucao.J2:3_convolucao.J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escrita (MB/s)</text:p>
                <draw:g>
                  <svg:desc>3_convolucao.H2:3_convolucao.H6</svg:desc>
                </draw:g>
              </table:table-cell>
              <table:table-cell office:value-type="string">
                <text:p>escrita média (MB/s)</text:p>
                <draw:g>
                  <svg:desc>3_convolucao.I2:3_convolucao.I6</svg:desc>
                </draw:g>
              </table:table-cell>
              <table:table-cell office:value-type="string">
                <text:p>DesvPad escrita media (MB/s)</text:p>
                <draw:g>
                  <svg:desc>3_convolucao.J2:3_convolucao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1836.6">
                <text:p>1836.6</text:p>
                <draw:g>
                  <svg:desc>3_convolucao.H7:3_convolucao.H33</svg:desc>
                </draw:g>
              </table:table-cell>
              <table:table-cell office:value-type="float" office:value="1780">
                <text:p>1780</text:p>
                <draw:g>
                  <svg:desc>3_convolucao.I7:3_convolucao.I33</svg:desc>
                </draw:g>
              </table:table-cell>
              <table:table-cell office:value-type="float" office:value="75">
                <text:p>75</text:p>
                <draw:g>
                  <svg:desc>3_convolucao.J7:3_convolucao.J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678">
                <text:p>1678</text:p>
              </table:table-cell>
              <table:table-cell office:value-type="float" office:value="1627.3">
                <text:p>1627.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242">
                <text:p>1242</text:p>
              </table:table-cell>
              <table:table-cell office:value-type="float" office:value="1085">
                <text:p>108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862.8">
                <text:p>1862.8</text:p>
              </table:table-cell>
              <table:table-cell office:value-type="float" office:value="1840">
                <text:p>18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020">
                <text:p>1020</text:p>
              </table:table-cell>
              <table:table-cell office:value-type="float" office:value="641">
                <text:p>64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25">
                <text:p>1825</text:p>
              </table:table-cell>
              <table:table-cell office:value-type="float" office:value="1758.2">
                <text:p>17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589">
                <text:p>1589</text:p>
              </table:table-cell>
              <table:table-cell office:value-type="float" office:value="1426.1">
                <text:p>14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176">
                <text:p>1176</text:p>
              </table:table-cell>
              <table:table-cell office:value-type="float" office:value="1103.2">
                <text:p>11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93">
                <text:p>93</text:p>
              </table:table-cell>
              <table:table-cell office:value-type="float" office:value="82.1">
                <text:p>82.1</text:p>
              </table:table-cell>
              <table:table-cell office:value-type="float" office:value="5.54">
                <text:p>5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07cm" svg:height="9.003cm" xlink:href=".." xlink:type="simple" chart:class="chart:bar" chart:column-mapping="0 1" chart:style-name="ch1">
        <chart:title svg:x="11.595cm" svg:y="0.316cm" chart:style-name="ch2">
          <text:p>Leitura</text:p>
        </chart:title>
        <chart:legend chart:legend-position="end" svg:x="20.38cm" svg:y="3.704cm" style:legend-expansion="high" chart:style-name="ch3"/>
        <chart:plot-area chart:style-name="ch4" table:cell-range-address="3_convolucao.C7:3_convolucao.C33 3_convolucao.K2:3_convolucao.M33" chart:data-source-has-labels="both" svg:x="0.494cm" svg:y="1.301cm" svg:width="19.392cm" svg:height="7.522cm">
          <chartooo:coordinate-region svg:x="1.486cm" svg:y="1.5cm" svg:width="18.004cm" svg:height="6.278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K7:3_convolucao.K33" chart:label-cell-address="3_convolucao.K2:3_convolucao.K6" chart:class="chart:bar">
            <chart:data-point chart:repeated="11"/>
          </chart:series>
          <chart:series chart:style-name="ch9" chart:values-cell-range-address="3_convolucao.L7:3_convolucao.L33" chart:label-cell-address="3_convolucao.L2:3_convolucao.L6" chart:class="chart:bar">
            <chart:data-point chart:repeated="11"/>
          </chart:series>
          <chart:series chart:style-name="ch10" chart:values-cell-range-address="3_convolucao.M7:3_convolucao.M33" chart:label-cell-address="3_convolucao.M2:3_convolucao.M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leitura (MB/s)</text:p>
                <draw:g>
                  <svg:desc>3_convolucao.K2:3_convolucao.K6</svg:desc>
                </draw:g>
              </table:table-cell>
              <table:table-cell office:value-type="string">
                <text:p>leitura média (MB/s)</text:p>
                <draw:g>
                  <svg:desc>3_convolucao.L2:3_convolucao.L6</svg:desc>
                </draw:g>
              </table:table-cell>
              <table:table-cell office:value-type="string">
                <text:p>DesvPad Leitura media</text:p>
                <draw:g>
                  <svg:desc>3_convolucao.M2:3_convolucao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2435.4">
                <text:p>2435.4</text:p>
                <draw:g>
                  <svg:desc>3_convolucao.K7:3_convolucao.K33</svg:desc>
                </draw:g>
              </table:table-cell>
              <table:table-cell office:value-type="float" office:value="2360">
                <text:p>2360</text:p>
                <draw:g>
                  <svg:desc>3_convolucao.L7:3_convolucao.L33</svg:desc>
                </draw:g>
              </table:table-cell>
              <table:table-cell office:value-type="float" office:value="110">
                <text:p>110</text:p>
                <draw:g>
                  <svg:desc>3_convolucao.M7:3_convolucao.M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3">
                <text:p>93</text:p>
              </table:table-cell>
              <table:table-cell office:value-type="float" office:value="92.1">
                <text:p>92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3916">
                <text:p>3916</text:p>
              </table:table-cell>
              <table:table-cell office:value-type="float" office:value="3702.8">
                <text:p>3702.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268">
                <text:p>2268</text:p>
              </table:table-cell>
              <table:table-cell office:value-type="float" office:value="2021">
                <text:p>20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212.8">
                <text:p>3212.8</text:p>
              </table:table-cell>
              <table:table-cell office:value-type="float" office:value="3144.46">
                <text:p>3144.46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3103">
                <text:p>3103</text:p>
              </table:table-cell>
              <table:table-cell office:value-type="float" office:value="2781">
                <text:p>27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4290">
                <text:p>4290</text:p>
              </table:table-cell>
              <table:table-cell office:value-type="float" office:value="4031.4">
                <text:p>403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878">
                <text:p>878</text:p>
              </table:table-cell>
              <table:table-cell office:value-type="float" office:value="793.7">
                <text:p>7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60">
                <text:p>2660</text:p>
              </table:table-cell>
              <table:table-cell office:value-type="float" office:value="2413.4">
                <text:p>24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889">
                <text:p>2889</text:p>
              </table:table-cell>
              <table:table-cell office:value-type="float" office:value="2742.6">
                <text:p>274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283">
                <text:p>2283</text:p>
              </table:table-cell>
              <table:table-cell office:value-type="float" office:value="2065.64">
                <text:p>2065.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3cm" svg:height="9.012cm" xlink:href=".." xlink:type="simple" chart:class="chart:bar" chart:style-name="ch1">
        <chart:title svg:x="13.89cm" svg:y="0.316cm" chart:style-name="ch2">
          <text:p>Tempo</text:p>
        </chart:title>
        <chart:legend chart:legend-position="end" svg:x="25.948cm" svg:y="4.207cm" style:legend-expansion="high" chart:style-name="ch3"/>
        <chart:plot-area chart:style-name="ch4" table:cell-range-address="4_gnuplot.C2:4_gnuplot.E34" chart:data-source-has-labels="both" svg:x="0.584cm" svg:y="1.301cm" svg:width="24.78cm" svg:height="7.531cm">
          <chartooo:coordinate-region svg:x="1.205cm" svg:y="1.5cm" svg:width="23.538cm" svg:height="6.287cm"/>
          <chart:axis chart:dimension="x" chart:name="primary-x" chart:style-name="ch5" chartooo:axis-type="auto">
            <chartooo:date-scale/>
            <chart:categories table:cell-range-address="4_gnuplot.C5:4_gnuplot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E5:4_gnuplot.E34" chart:label-cell-address="4_gnuplot.E2:4_gnuplot.E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 (s)</text:p>
                <draw:g>
                  <svg:desc>4_gnuplot.E2:4_gnuplot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D34</svg:desc>
                </draw:g>
              </table:table-cell>
              <table:table-cell office:value-type="float" office:value="2.3669">
                <text:p>2.3669</text:p>
                <draw:g>
                  <svg:desc>4_gnuplot.E5:4_gnuplot.E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.9518">
                <text:p>9.9518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.846095154">
                <text:p>2.846095154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780615208">
                <text:p>1.7806152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805991387">
                <text:p>2.805991387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.939470455">
                <text:p>2.93947045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.913255332">
                <text:p>1.913255332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.5843">
                <text:p>2.5843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.7014">
                <text:p>13.701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.17657899">
                <text:p>11.176578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